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93E00003A9B24814038AD5A708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snap-to-layout-grid="false"/>
    </style:style>
    <style:style style:name="P16" style:family="paragraph" style:parent-style-name="Standard">
      <style:text-properties fo:language="en" fo:country="GB"/>
    </style:style>
    <style:style style:name="P17" style:family="paragraph" style:parent-style-name="Standard">
      <style:paragraph-properties style:snap-to-layout-grid="false"/>
      <style:text-properties fo:language="en" fo:country="GB"/>
    </style:style>
    <style:style style:name="P18" style:family="paragraph" style:parent-style-name="Standard">
      <style:paragraph-properties style:text-autospace="none"/>
      <style:text-properties fo:language="en" fo:country="GB"/>
    </style:style>
    <style:style style:name="P19" style:family="paragraph" style:parent-style-name="Standard">
      <style:paragraph-properties>
        <style:tab-stops>
          <style:tab-stop style:position="0.58cm"/>
          <style:tab-stop style:position="5.08cm"/>
        </style:tab-stops>
      </style:paragraph-properties>
      <style:text-properties fo:language="en" fo:country="GB"/>
    </style:style>
    <style:style style:name="P20" style:family="paragraph" style:parent-style-name="Standard">
      <style:paragraph-properties fo:orphans="0" fo:widows="0"/>
    </style:style>
    <style:style style:name="P21" style:family="paragraph" style:parent-style-name="Standard">
      <style:paragraph-properties fo:orphans="0" fo:widows="0" style:text-autospace="none"/>
    </style:style>
    <style:style style:name="P22" style:family="paragraph" style:parent-style-name="Standard">
      <style:text-properties fo:color="#000000" style:font-name="Arial" style:font-name-complex="Arial"/>
    </style:style>
    <style:style style:name="P23" style:family="paragraph" style:parent-style-name="Standard">
      <style:paragraph-properties style:snap-to-layout-grid="false"/>
      <style:text-properties fo:color="#000000" style:font-name="Arial" style:font-name-complex="Arial"/>
    </style:style>
    <style:style style:name="P24" style:family="paragraph" style:parent-style-name="Standard">
      <style:paragraph-properties style:snap-to-layout-grid="false"/>
      <style:text-properties fo:color="#000000" style:font-name="Arial" fo:language="en" fo:country="GB" style:font-name-complex="Arial"/>
    </style:style>
    <style:style style:name="P25" style:family="paragraph" style:parent-style-name="Standard">
      <style:text-properties fo:color="#000000" style:font-name="Arial" fo:language="en" fo:country="US" style:font-name-complex="Arial"/>
    </style:style>
    <style:style style:name="P26" style:family="paragraph" style:parent-style-name="Standard">
      <style:paragraph-properties style:snap-to-layout-grid="false"/>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it" fo:country="IT" style:font-name-complex="Arial"/>
    </style:style>
    <style:style style:name="P28" style:family="paragraph" style:parent-style-name="Standard">
      <style:paragraph-properties style:snap-to-layout-grid="false"/>
      <style:text-properties fo:font-size="10pt" style:font-size-asian="10pt" style:font-size-complex="10pt"/>
    </style:style>
    <style:style style:name="P29" style:family="paragraph" style:parent-style-name="Standard">
      <style:paragraph-properties style:snap-to-layout-grid="false"/>
      <style:text-properties fo:font-size="10pt" fo:language="en" fo:country="GB" style:font-size-asian="10pt" style:font-size-complex="10pt"/>
    </style:style>
    <style:style style:name="P30" style:family="paragraph" style:parent-style-name="Standard">
      <style:paragraph-properties style:text-autospace="none"/>
    </style:style>
    <style:style style:name="P31" style:family="paragraph" style:parent-style-name="Standard">
      <style:paragraph-properties fo:margin-top="0cm" fo:margin-bottom="0.494cm" loext:contextual-spacing="false" style:snap-to-layout-grid="false"/>
    </style:style>
    <style:style style:name="P32" style:family="paragraph" style:parent-style-name="Standard">
      <style:paragraph-properties fo:margin-top="0cm" fo:margin-bottom="0.494cm" loext:contextual-spacing="false" style:snap-to-layout-grid="false"/>
      <style:text-properties style:font-name="Arial" style:font-name-complex="Arial"/>
    </style:style>
    <style:style style:name="P33" style:family="paragraph" style:parent-style-name="Standard">
      <style:paragraph-properties fo:margin-top="0.494cm" fo:margin-bottom="0.494cm" loext:contextual-spacing="false"/>
    </style:style>
    <style:style style:name="P34" style:family="paragraph" style:parent-style-name="Standard">
      <style:paragraph-properties fo:margin-top="0.494cm" fo:margin-bottom="0cm" loext:contextual-spacing="false"/>
    </style:style>
    <style:style style:name="P35" style:family="paragraph" style:parent-style-name="Standard">
      <style:paragraph-properties fo:margin-top="0.494cm" fo:margin-bottom="0cm" loext:contextual-spacing="false"/>
      <style:text-properties style:font-name="Arial" fo:language="en" fo:country="GB" style:font-name-complex="Arial"/>
    </style:style>
    <style:style style:name="P36" style:family="paragraph" style:parent-style-name="Standard">
      <style:paragraph-properties fo:margin-top="0.494cm" fo:margin-bottom="0cm" loext:contextual-spacing="false"/>
      <style:text-properties style:font-name="Arial" style:font-name-complex="Arial"/>
    </style:style>
    <style:style style:name="P37"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38"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39" style:family="paragraph" style:parent-style-name="Normal1">
      <style:text-properties fo:language="en" fo:country="US"/>
    </style:style>
    <style:style style:name="P40" style:family="paragraph" style:parent-style-name="Normal1">
      <style:text-properties fo:font-size="14pt" fo:language="en" fo:country="GB"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2"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3" style:family="paragraph" style:parent-style-name="Normal1">
      <style:text-properties fo:language="en" fo:country="GB"/>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6"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7"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48"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9" style:family="paragraph" style:parent-style-name="Standard">
      <style:paragraph-properties fo:margin-left="1.249cm" fo:margin-right="0cm" fo:orphans="0" fo:widows="0" fo:text-indent="1.249cm" style:auto-text-indent="false">
        <style:tab-stops/>
      </style:paragraph-properties>
    </style:style>
    <style:style style:name="P50" style:family="paragraph" style:parent-style-name="Standard">
      <style:paragraph-properties fo:margin-left="1.249cm" fo:margin-right="0cm" fo:text-indent="1.249cm" style:auto-text-indent="false">
        <style:tab-stops/>
      </style:paragraph-properties>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3" style:family="paragraph" style:parent-style-name="Heading_20_1">
      <style:paragraph-properties fo:margin-left="2.54cm" fo:margin-right="0cm" fo:orphans="2" fo:widows="2" fo:text-indent="1.291cm" style:auto-text-indent="false">
        <style:tab-stops/>
      </style:paragraph-properties>
    </style:style>
    <style:style style:name="P54"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5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56" style:family="paragraph" style:parent-style-name="Heading_20_2">
      <style:paragraph-properties fo:text-align="start" style:justify-single-word="false" fo:orphans="2" fo:widows="2"/>
      <style:text-properties fo:font-size="14pt" style:font-size-asian="14pt" style:font-size-complex="14pt"/>
    </style:style>
    <style:style style:name="P57" style:family="paragraph" style:parent-style-name="Heading_20_2">
      <style:paragraph-properties fo:text-align="start" style:justify-single-word="false" fo:orphans="2" fo:widows="2"/>
      <style:text-properties fo:language="en" fo:country="GB"/>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2"/>
    <style:style style:name="P60" style:family="paragraph" style:parent-style-name="Standard" style:list-style-name="WW8Num2">
      <style:paragraph-properties fo:orphans="0" fo:widows="0" style:text-autospace="none"/>
    </style:style>
    <style:style style:name="P6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62"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3"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4">
      <style:text-properties style:font-name="Arial"/>
    </style:style>
    <style:style style:name="P66"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7" style:family="paragraph" style:parent-style-name="Standard" style:list-style-name="WW8Num2">
      <style:text-properties style:font-name="Arial" style:font-name-complex="Arial"/>
    </style:style>
    <style:style style:name="P68" style:family="paragraph" style:parent-style-name="Standard" style:list-style-name="WW8Num2">
      <style:paragraph-properties style:text-autospace="none"/>
      <style:text-properties style:font-name="Arial" style:font-name-complex="Arial"/>
    </style:style>
    <style:style style:name="P69" style:family="paragraph" style:parent-style-name="Standard" style:list-style-name="WW8Num3">
      <style:text-properties style:font-name="Arial" style:font-name-complex="Arial"/>
    </style:style>
    <style:style style:name="P70"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71" style:family="paragraph" style:parent-style-name="Standard" style:list-style-name="WW8Num2">
      <style:text-properties style:font-name="Arial" fo:language="en" fo:country="GB" style:font-name-complex="Arial"/>
    </style:style>
    <style:style style:name="P72" style:family="paragraph" style:parent-style-name="Standard" style:list-style-name="WW8Num2">
      <style:paragraph-properties style:text-autospace="none"/>
      <style:text-properties style:font-name="Arial" fo:language="en" fo:country="GB" style:font-name-complex="Arial"/>
    </style:style>
    <style:style style:name="P73" style:family="paragraph" style:parent-style-name="Standard" style:list-style-name="WW8Num3">
      <style:text-properties style:font-name="Arial" fo:language="en" fo:country="GB" style:font-name-complex="Arial"/>
    </style:style>
    <style:style style:name="P74"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75" style:family="paragraph" style:parent-style-name="Standard" style:list-style-name="WW8Num3"/>
    <style:style style:name="P76"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7"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8" style:family="paragraph" style:parent-style-name="Standard">
      <style:paragraph-properties fo:margin-top="0.494cm" fo:margin-bottom="0.494cm" loext:contextual-spacing="false"/>
      <style:text-properties officeooo:paragraph-rsid="00077d70"/>
    </style:style>
    <style:style style:name="P79" style:family="paragraph" style:parent-style-name="Normal1">
      <style:paragraph-properties fo:margin-left="2.54cm" fo:margin-right="0cm" fo:orphans="2" fo:widows="2" fo:text-indent="1.291cm" style:auto-text-indent="false">
        <style:tab-stops/>
      </style:paragraph-properties>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officeooo:rsid="00077d70" style:font-name-complex="Arial"/>
    </style:style>
    <style:style style:name="T6" style:family="text">
      <style:text-properties style:font-name="Arial" fo:language="en" fo:country="GB" style:font-name-asian="Arial" style:font-name-complex="Arial"/>
    </style:style>
    <style:style style:name="T7" style:family="text">
      <style:text-properties style:font-name="Arial" fo:language="en" fo:country="GB" fo:font-weight="bold" style:font-weight-asian="bold" style:font-name-complex="Arial" style:font-weight-complex="bold"/>
    </style:style>
    <style:style style:name="T8" style:family="text">
      <style:text-properties style:font-name="Arial" fo:language="en" fo:country="GB" fo:font-weight="bold" officeooo:rsid="00077d70" style:font-weight-asian="bold" style:font-name-complex="Arial" style:font-weight-complex="bold"/>
    </style:style>
    <style:style style:name="T9" style:family="text">
      <style:text-properties style:font-name="Arial" fo:font-weight="bold" style:font-weight-asian="bold" style:font-name-complex="Arial" style:font-weight-complex="bold"/>
    </style:style>
    <style:style style:name="T10" style:family="text">
      <style:text-properties style:font-name="Arial" fo:language="en" fo:country="US" fo:font-weight="bold" style:font-weight-asian="bold" style:font-name-complex="Arial" style:font-weight-complex="bold"/>
    </style:style>
    <style:style style:name="T11" style:family="text">
      <style:text-properties style:font-name="Arial" fo:language="en" fo:country="US" style:font-name-complex="Arial"/>
    </style:style>
    <style:style style:name="T12" style:family="text">
      <style:text-properties style:font-name="Arial" fo:language="it" fo:country="IT" style:font-name-complex="Arial"/>
    </style:style>
    <style:style style:name="T13" style:family="text">
      <style:text-properties fo:font-size="16pt" fo:language="en" fo:country="GB" style:text-underline-style="none" style:font-name-asian="Arial" style:font-size-asian="16pt" style:font-size-complex="16pt"/>
    </style:style>
    <style:style style:name="T14" style:family="text">
      <style:text-properties fo:font-size="16pt" fo:language="en" fo:country="GB" style:text-underline-style="none" style:font-size-asian="16pt" style:font-size-complex="16pt"/>
    </style:style>
    <style:style style:name="T15" style:family="text">
      <style:text-properties style:language-asian="de" style:country-asian="DE"/>
    </style:style>
    <style:style style:name="T16" style:family="text">
      <style:text-properties style:font-name="Symbol" style:font-name-asian="Symbol" style:font-name-complex="Symbol"/>
    </style:style>
    <style:style style:name="T17" style:family="text">
      <style:text-properties style:font-name="Symbol" fo:language="en" fo:country="GB" style:font-name-asian="Symbol" style:font-name-complex="Symbol"/>
    </style:style>
    <style:style style:name="T18" style:family="text">
      <style:text-properties fo:language="en" fo:country="GB"/>
    </style:style>
    <style:style style:name="T19" style:family="text">
      <style:text-properties fo:language="en" fo:country="GB" style:font-name-complex="Arial"/>
    </style:style>
    <style:style style:name="T20" style:family="text">
      <style:text-properties fo:color="#000000" style:font-name="Arial" fo:language="en" fo:country="US" style:font-name-complex="Arial"/>
    </style:style>
    <style:style style:name="T21" style:family="text">
      <style:text-properties fo:color="#000000" style:font-name="Arial" fo:language="en" fo:country="GB" style:font-name-complex="Arial"/>
    </style:style>
    <style:style style:name="T22"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Absatz-Standardschriftart"><text:span text:style-name="T1"><text:tab/></text:span></text:span><text:span text:style-name="Absatz-Standardschriftart"><text:span text:style-name="T3">Munich, 1</text:span></text:span><text:span text:style-name="Absatz-Standardschriftart"><text:span text:style-name="T5">3</text:span></text:span><text:span text:style-name="Absatz-Standardschriftart"><text:span text:style-name="T3">.0</text:span></text:span><text:span text:style-name="Absatz-Standardschriftart"><text:span text:style-name="T5">4</text:span></text:span><text:span text:style-name="Absatz-Standardschriftart"><text:span text:style-name="T3">.2017</text:span></text:span></text:p>
      <text:p text:style-name="P74"/>
      <text:h text:style-name="P53" text:outline-level="1"><text:span text:style-name="Absatz-Standardschriftart"><text:span text:style-name="T13"><text:s text:c="5"/></text:span></text:span><text:span text:style-name="Absatz-Standardschriftart"><text:span text:style-name="T14">Profile of Mr. Dipl.-Ing. (FH) Markus Hopf</text:span></text:span></text:h>
      <text:p text:style-name="P79"><text:span text:style-name="Absatz-Standardschriftart"><text:span text:style-name="T14"/></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5"><text:span text:style-name="Absatz-Standardschriftart"><text:span text:style-name="T15"><draw:frame draw:style-name="fr1" draw:name="Bild1" text:anchor-type="as-char" svg:y="0cm" svg:width="6.376cm" style:rel-width="scale" svg:height="8.911cm" style:rel-height="scale" draw:z-index="0"><draw:image xlink:href="Pictures/200000090000293E00003A9B24814038AD5A708E.wmf" xlink:type="simple" xlink:show="embed" xlink:actuate="onLoad"/></draw:frame></text:span></text:span></text:p>
            <text:p text:style-name="P17"/>
          </table:table-cell>
        </table:table-row>
        <table:table-row>
          <table:table-cell table:style-name="Tabelle1.A1" office:value-type="string">
            <text:p text:style-name="P1">Skills:</text:p>
          </table:table-cell>
          <table:table-cell table:style-name="Tabelle1.A1" office:value-type="string">
            <text:p text:style-name="P31"><text:span text:style-name="Absatz-Standardschriftart"><text:span text:style-name="T16"></text:span></text:span><text:span text:style-name="Absatz-Standardschriftart"><text:span text:style-name="T18">      </text:span></text:span><text:span text:style-name="Absatz-Standardschriftart"><text:span text:style-name="T3">Dipl.-Ing. engineer technical science</text:span></text:span></text:p>
            <text:p text:style-name="P78"><text:span text:style-name="Absatz-Standardschriftart"><text:span text:style-name="T16"></text:span></text:span><text:span text:style-name="Absatz-Standardschriftart"><text:span text:style-name="T18">      C</text:span></text:span><text:span text:style-name="Absatz-Standardschriftart"><text:span text:style-name="T3">ertified </text:span></text:span><text:span text:style-name="Absatz-Standardschriftart"><text:span text:style-name="T5">Scrum Master PSM</text:span></text:span></text:p>
            <text:p text:style-name="P78"><text:span text:style-name="Absatz-Standardschriftart"><text:span text:style-name="T16"></text:span></text:span><text:span text:style-name="Absatz-Standardschriftart"><text:span text:style-name="T18">      C</text:span></text:span><text:span text:style-name="Absatz-Standardschriftart"><text:span text:style-name="T3">ertified Spring Professional</text:span></text:span></text:p>
            <text:p text:style-name="P78"><text:span text:style-name="Absatz-Standardschriftart"><text:span text:style-name="T16"></text:span></text:span><text:span text:style-name="Absatz-Standardschriftart"><text:span text:style-name="T18">      </text:span></text:span><text:span text:style-name="Absatz-Standardschriftart"><text:span text:style-name="T3">Sun Certified Java Programmer</text:span></text:span></text:p>
            <text:p text:style-name="P33"><text:span text:style-name="Absatz-Standardschriftart"><text:span text:style-name="T16"></text:span></text:span><text:span text:style-name="Absatz-Standardschriftart"><text:span text:style-name="T18">      </text:span></text:span><text:span text:style-name="Absatz-Standardschriftart"><text:span text:style-name="T3">Sun Enterprise Trainer</text:span></text:span></text:p>
            <text:p text:style-name="P33"><text:span text:style-name="Absatz-Standardschriftart"><text:span text:style-name="T16"></text:span></text:span><text:span text:style-name="Absatz-Standardschriftart"><text:span text:style-name="T18">      </text:span></text:span><text:span text:style-name="Absatz-Standardschriftart"><text:span text:style-name="T3">Sun Certified Enterprise Architect</text:span></text:span></text:p>
            <text:p text:style-name="P33"><text:span text:style-name="Absatz-Standardschriftart"><text:span text:style-name="T16"></text:span></text:span><text:span text:style-name="Absatz-Standardschriftart"><text:span text:style-name="T18">      </text:span></text:span><text:span text:style-name="Absatz-Standardschriftart"><text:span text:style-name="T3">OMG Certified UML Professional</text:span></text:span></text:p>
            <text:p text:style-name="P34"><text:span text:style-name="Absatz-Standardschriftart"><text:span text:style-name="T16"></text:span></text:span><text:span text:style-name="Absatz-Standardschriftart"><text:span text:style-name="T18">      </text:span></text:span><text:span text:style-name="Absatz-Standardschriftart"><text:span text:style-name="T3">IBM Certified XML Professional</text:span></text:span></text:p>
            <text:p text:style-name="P34"/>
          </table:table-cell>
        </table:table-row>
        <table:table-row>
          <table:table-cell table:style-name="Tabelle1.A1" office:value-type="string">
            <text:p text:style-name="P15"><text:span text:style-name="Absatz-Standardschriftart"><text:span text:style-name="T9">Interested Topic </text:span></text:span><text:soft-page-break/><text:span text:style-name="Absatz-Standardschriftart"><text:span text:style-name="T10">Overview</text:span></text:span><text:span text:style-name="Absatz-Standardschriftart"><text:span text:style-name="T9">:</text:span></text:span></text:p>
          </table:table-cell>
          <table:table-cell table:style-name="Tabelle1.A1" office:value-type="string">
            <text:p text:style-name="P37"><text:span text:style-name="Absatz-Standardschriftart"><text:span text:style-name="T16"></text:span></text:span><text:span text:style-name="Absatz-Standardschriftart"><text:span text:style-name="T18">      </text:span></text:span><text:span text:style-name="Absatz-Standardschriftart"><text:span text:style-name="T4">Java EE Full Stack </text:span></text:span><text:span text:style-name="Absatz-Standardschriftart"><text:span text:style-name="T3">Developer</text:span></text:span><text:soft-page-break/></text:p>
            <text:p text:style-name="P37"><text:span text:style-name="Absatz-Standardschriftart"><text:span text:style-name="T16"></text:span></text:span><text:span text:style-name="Absatz-Standardschriftart"><text:span text:style-name="T18">      </text:span></text:span><text:span text:style-name="Absatz-Standardschriftart"><text:span text:style-name="T3">System – and Enterprise Consulting</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Coordination of Projects</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Angular,</text:span></text:span><text:span text:style-name="Absatz-Standardschriftart"><text:span text:style-name="T18"> </text:span></text:span><text:span text:style-name="Absatz-Standardschriftart"><text:span text:style-name="T3">Wicket Development</text:span></text:span></text:p>
            <text:p text:style-name="P38"><text:span text:style-name="Absatz-Standardschriftart"><text:span text:style-name="T17"></text:span></text:span><text:span text:style-name="Absatz-Standardschriftart"><text:span text:style-name="T3">     </text:span></text:span><text:span text:style-name="Absatz-Standardschriftart"><text:span text:style-name="T6"> </text:span></text:span><text:span text:style-name="Absatz-Standardschriftart"><text:span text:style-name="T3">Spring</text:span></text:span></text:p>
            <text:p text:style-name="P38"><text:span text:style-name="Absatz-Standardschriftart"><text:span text:style-name="T17"></text:span></text:span><text:span text:style-name="Absatz-Standardschriftart"><text:span text:style-name="T3">     </text:span></text:span><text:span text:style-name="Absatz-Standardschriftart"><text:span text:style-name="T6"> </text:span></text:span><text:span text:style-name="Absatz-Standardschriftart"><text:span text:style-name="T3">Design and Analysis with UML</text:span></text:span></text:p>
            <text:p text:style-name="P38"><text:span text:style-name="Absatz-Standardschriftart"><text:span text:style-name="T17"></text:span></text:span><text:span text:style-name="Absatz-Standardschriftart"><text:span text:style-name="T3">     </text:span></text:span><text:span text:style-name="Absatz-Standardschriftart"><text:span text:style-name="T6"> </text:span></text:span><text:span text:style-name="Absatz-Standardschriftart"><text:span text:style-name="T3">Distributed multi-tier applications with JEE / J2EE</text:span></text:span></text:p>
            <text:list xml:id="list6866803797009017802" text:style-name="WW8Num2">
              <text:list-item>
                <text:p text:style-name="P60"><text:span text:style-name="Absatz-Standardschriftart"><text:span text:style-name="T6"><text:s text:c="3"/></text:span></text:span><text:span text:style-name="Absatz-Standardschriftart"><text:span text:style-name="T1">REST Webservices</text:span></text:span></text:p>
              </text:list-item>
            </text:list>
            <text:p text:style-name="P38"><text:span text:style-name="Absatz-Standardschriftart"><text:span text:style-name="T16"></text:span></text:span>      <text:span text:style-name="Absatz-Standardschriftart"><text:span text:style-name="T1">JSP, JSF, Java-Servlets, EJB’s</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EAI solutions</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Web applications and E-Commerce architectures</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Courses for IT themes and Programming languages</text:span></text:span></text:p>
            <text:p text:style-name="P38"><text:span text:style-name="Absatz-Standardschriftart"><text:span text:style-name="T16"></text:span></text:span><text:span text:style-name="Absatz-Standardschriftart"><text:span text:style-name="T18">      </text:span></text:span><text:span text:style-name="Absatz-Standardschriftart"><text:span text:style-name="T3">Object oriented software development</text:span></text:span></text:p>
            <text:p text:style-name="P38"><text:span text:style-name="Absatz-Standardschriftart"><text:span text:style-name="T16"></text:span></text:span><text:span text:style-name="Absatz-Standardschriftart"><text:span text:style-name="T18">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3"><text:span text:style-name="Absatz-Standardschriftart"><text:span text:style-name="T3">In 100% availability projects i can start not before </text:span></text:span><text:span text:style-name="Absatz-Standardschriftart"><text:span text:style-name="T7">1. </text:span></text:span><text:span text:style-name="Absatz-Standardschriftart"><text:span text:style-name="T8">September</text:span></text:span><text:span text:style-name="Absatz-Standardschriftart"><text:span text:style-name="T7"> 2017</text:span></text:span><text:span text:style-name="Absatz-Standardschriftart"><text:span text:style-name="T3">.</text:span></text:span></text:p>
            <text:p text:style-name="P35"> </text:p>
          </table:table-cell>
        </table:table-row>
        <table:table-row>
          <table:table-cell table:style-name="Tabelle1.A1" office:value-type="string">
            <text:p text:style-name="P5">Location:</text:p>
          </table:table-cell>
          <table:table-cell table:style-name="Tabelle1.A1" office:value-type="string">
            <text:p text:style-name="P33"><text:span text:style-name="Absatz-Standardschriftart"><text:span text:style-name="T3">For longer projects </text:span></text:span><text:span text:style-name="Absatz-Standardschriftart"><text:span text:style-name="T7">Munich</text:span></text:span><text:span text:style-name="Absatz-Standardschriftart"><text:span text:style-name="T3"> is the prefered location.</text:span></text:span></text:p>
            <text:p text:style-name="P35"> </text:p>
          </table:table-cell>
        </table:table-row>
        <table:table-row>
          <table:table-cell table:style-name="Tabelle1.A1" office:value-type="string">
            <text:p text:style-name="P5">Conditions:</text:p>
          </table:table-cell>
          <table:table-cell table:style-name="Tabelle1.A1" office:value-type="string">
            <text:p text:style-name="P31"><text:span text:style-name="Absatz-Standardschriftart"><text:span text:style-name="T9">85 €</text:span></text:span><text:span text:style-name="Absatz-Standardschriftart"><text:span text:style-name="T1"> per hour.</text:span></text:span></text:p>
            <text:p text:style-name="P36"><text:soft-page-break/> </text:p>
          </table:table-cell>
        </table:table-row>
        <table:table-row>
          <table:table-cell table:style-name="Tabelle1.A1" office:value-type="string">
            <text:p text:style-name="P5">Experience since:</text:p>
          </table:table-cell>
          <table:table-cell table:style-name="Tabelle1.A1" office:value-type="string">
            <text:p text:style-name="P32">about 25 years</text:p>
            <text:p text:style-name="P36"> </text:p>
          </table:table-cell>
        </table:table-row>
        <table:table-row>
          <table:table-cell table:style-name="Tabelle1.A1" office:value-type="string">
            <text:p text:style-name="P5">Birthday:</text:p>
          </table:table-cell>
          <table:table-cell table:style-name="Tabelle1.A1" office:value-type="string">
            <text:p text:style-name="P32">13.02.1968</text:p>
            <text:p text:style-name="P34"/>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52" text:outline-level="1">Past projects:</text:h>
      <text:p text:style-name="P39"/>
      <text:h text:style-name="P54" text:outline-level="2"/>
      <text:h text:style-name="P55" text:outline-level="2">Vehicle calculator for classic cars</text:h>
      <text:p text:style-name="P40"/>
      <text:p text:style-name="Standard"><text:span text:style-name="Absatz-Standardschriftart"><text:span text:style-name="T3">Branch: Insurance</text:span></text:span></text:p>
      <text:p text:style-name="P16"/>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4">Co. AIOI in Munich/Ismaning.</text:p>
      <text:p text:style-name="P49"><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4/2017 _</text:p>
          </table:table-cell>
          <table:table-cell table:style-name="Tabelle44.B1" office:value-type="string">
            <text:p text:style-name="P10"/>
          </table:table-cell>
          <table:table-cell table:style-name="Tabelle44.F1" office:value-type="string">
            <text:p text:style-name="P10"/>
          </table:table-cell>
        </table:table-row>
      </table:table>
      <text:p text:style-name="P18"/>
      <text:list xml:id="list5791575566432982851" text:style-name="WW8Num4">
        <text:list-item>
          <text:p text:style-name="P61">Angular2 frontend development</text:p>
        </text:list-item>
        <text:list-item>
          <text:p text:style-name="P61">Spring backend development</text:p>
        </text:list-item>
        <text:list-item>
          <text:p text:style-name="P61">Development with Java 8 language features</text:p>
        </text:list-item>
        <text:list-item>
          <text:p text:style-name="P61">REST call interface with Promises and Observables</text:p>
        </text:list-item>
        <text:list-item>
          <text:p text:style-name="P61">Asynchron client/server communication with callbacks</text:p>
        </text:list-item>
        <text:list-item>
          <text:p text:style-name="P61">Cross-Origin Resource Sharing (CORS) implementation with Spring</text:p>
        </text:list-item>
        <text:list-item>
          <text:p text:style-name="P61">Protection against Cross Side Scripting (CSRF) with Spring</text:p>
        </text:list-item>
        <text:list-item>
          <text:p text:style-name="P61">Grunt and Maven as Build Tool</text:p>
        </text:list-item>
        <text:list-item>
          <text:p text:style-name="P61">Project modularization in Node.js, npm submodule</text:p>
        </text:list-item>
        <text:list-item>
          <text:p text:style-name="P61">JSON and YAML file formats</text:p>
        </text:list-item>
        <text:list-item>
          <text:p text:style-name="P61">Usage of HTML5 and CSS</text:p>
        </text:list-item>
        <text:list-item>
          <text:p text:style-name="P61">Protractor E2E Tests</text:p>
        </text:list-item>
        <text:list-item>
          <text:p text:style-name="P61">Jasmine Test Framework</text:p>
        </text:list-item>
        <text:list-item>
          <text:p text:style-name="P61">Selenium Web Driver Tests with PhantomJS</text:p>
        </text:list-item>
        <text:list-item>
          <text:p text:style-name="P61">Oracle VirtualBox for Vagrant virtualization</text:p>
        </text:list-item>
        <text:list-item>
          <text:p text:style-name="P62">Migration with Postgre datenbase scripts</text:p>
        </text:list-item>
        <text:list-item>
          <text:p text:style-name="P65"><text:soft-page-break/>Complete new development in small team</text:p>
        </text:list-item>
        <text:list-item>
          <text:p text:style-name="P65">Tariff calculation of car i<text:span text:style-name="Absatz-Standardschriftart"><text:span text:style-name="T19">nsurances</text:span></text:span> for end customers</text:p>
        </text:list-item>
        <text:list-item>
          <text:p text:style-name="P65">Customer registration with Double-Opt-in</text:p>
        </text:list-item>
        <text:list-item>
          <text:p text:style-name="P65">Automated E-Mail delivery</text:p>
        </text:list-item>
        <text:list-item>
          <text:p text:style-name="P65">Confluence Jira for communication</text:p>
        </text:list-item>
        <text:list-item>
          <text:p text:style-name="P65">Process model with Scrum Team</text:p>
        </text:list-item>
        <text:list-item>
          <text:p text:style-name="P62">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3">Realized with:</text:p>
          </table:table-cell>
          <table:table-cell table:style-name="Tabelle45.A1" office:value-type="string">
            <text:p text:style-name="P23">Operatingsystems</text:p>
          </table:table-cell>
          <table:table-cell table:style-name="Tabelle45.A1" office:value-type="string">
            <text:p text:style-name="P23">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5"><text:span text:style-name="Absatz-Standardschriftart"><text:span text:style-name="T20">PostgreSQL</text:span></text:span></text:p>
          </table:table-cell>
        </table:table-row>
        <table:table-row table:style-name="Tabelle45.1">
          <table:table-cell table:style-name="Tabelle45.A1" office:value-type="string">
            <text:p text:style-name="P28"/>
          </table:table-cell>
          <table:table-cell table:style-name="Tabelle45.A1" office:value-type="string">
            <text:p text:style-name="P23">Developmenttools</text:p>
            <text:p text:style-name="P22">Tools</text:p>
          </table:table-cell>
          <table:table-cell table:style-name="Tabelle45.A1" office:value-type="string">
            <text:p text:style-name="P15"><text:span text:style-name="Absatz-Standardschriftart"><text:span text:style-name="T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3"/>
      <text:p text:style-name="P41"><text:s/></text:p>
      <text:p text:style-name="P42"/>
      <text:h text:style-name="P55" text:outline-level="2">Telephone Number Porting with Java EE</text:h>
      <text:p text:style-name="P40"/>
      <text:p text:style-name="Standard"><text:span text:style-name="Absatz-Standardschriftart"><text:span text:style-name="T3">Branch: Telecommunication</text:span></text:span></text:p>
      <text:p text:style-name="P16"/>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4">Co. ConSol in Munich.</text:p>
      <text:p text:style-name="P49"><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8"/>
      <text:list xml:id="list200539114647034" text:continue-numbering="true" text:style-name="WW8Num4">
        <text:list-item>
          <text:p text:style-name="P63">EJB backend development</text:p>
        </text:list-item>
        <text:list-item>
          <text:p text:style-name="P63">Webservice REST Client/Server communication</text:p>
        </text:list-item>
        <text:list-item>
          <text:p text:style-name="P63">Angular2 web development with TypeScript</text:p>
        </text:list-item>
        <text:list-item>
          <text:p text:style-name="P66">TypeScript as abstraktion for JavaScript</text:p>
        </text:list-item>
        <text:list-item>
          <text:p text:style-name="P66">Migration von EJB 2.1 nach EJB 3.0</text:p>
        </text:list-item>
        <text:list-item>
          <text:p text:style-name="P63">Spring data for JPA repository access</text:p>
        </text:list-item>
        <text:list-item>
          <text:p text:style-name="P63">TestNG components tests</text:p>
        </text:list-item>
        <text:list-item>
          <text:p text:style-name="P63">Oracle WebLogic Application Server</text:p>
        </text:list-item>
        <text:list-item>
          <text:p text:style-name="P63">Oracle PL/SQL Stored Procedures</text:p>
        </text:list-item>
        <text:list-item>
          <text:p text:style-name="P63">RMI - Remote Method Invocation</text:p>
        </text:list-item>
        <text:list-item>
          <text:p text:style-name="P63">Workflow engine</text:p>
        </text:list-item>
        <text:list-item>
          <text:p text:style-name="P63">MSISDN migration over staging tables</text:p>
        </text:list-item>
        <text:list-item>
          <text:p text:style-name="P63">JavaScript development</text:p>
        </text:list-item>
        <text:list-item>
          <text:p text:style-name="P70">Node.js and npm for packages and modules management</text:p>
        </text:list-item>
        <text:list-item>
          <text:p text:style-name="P63">JPA entity development with EclipseLink</text:p>
        </text:list-item>
        <text:list-item>
          <text:p text:style-name="P63">Java 8 language features</text:p>
        </text:list-item>
        <text:list-item>
          <text:p text:style-name="P63">Jenkins continues integration job administration</text:p>
        </text:list-item>
        <text:list-item>
          <text:p text:style-name="P63"><text:soft-page-break/>Citrus integrations tests</text:p>
        </text:list-item>
        <text:list-item>
          <text:p text:style-name="P63">Maven multi project profile</text:p>
        </text:list-item>
        <text:list-item>
          <text:p text:style-name="P63">Data migration of mass data</text:p>
        </text:list-item>
        <text:list-item>
          <text:p text:style-name="P63">x.400 gateway and 2MRDB porting</text:p>
        </text:list-item>
        <text:list-item>
          <text:p text:style-name="P63">CORBA Tuxedo connector</text:p>
        </text:list-item>
        <text:list-item>
          <text:p text:style-name="P63">CORBA IDL</text:p>
        </text:list-item>
        <text:list-item>
          <text:p text:style-name="P63">Scrum Master tasks</text:p>
        </text:list-item>
        <text:list-item>
          <text:p text:style-name="P63">Telephone number porting</text:p>
        </text:list-item>
        <text:list-item>
          <text:p text:style-name="P63">Import and export of telephone numbers for prepaid- and postpaid brands</text:p>
        </text:list-item>
        <text:list-item>
          <text:p text:style-name="P63">Starter Pack SIM migration</text:p>
        </text:list-item>
        <text:list-item>
          <text:p text:style-name="P63">Git branching strategies and pull requests<text:tab/></text:p>
        </text:list-item>
        <text:list-item>
          <text:p text:style-name="P63">Atlassian tool suite for communication</text:p>
        </text:list-item>
        <text:list-item>
          <text:p text:style-name="P63">Confluence Jira for processes</text:p>
        </text:list-item>
        <text:list-item>
          <text:p text:style-name="P63">Bugtracking over ClearQuest</text:p>
        </text:list-item>
        <text:list-item>
          <text:p text:style-name="P63">Load-tests</text:p>
        </text:list-item>
        <text:list-item>
          <text:p text:style-name="P63">Realization within a scrum team</text:p>
        </text:list-item>
        <text:list-item>
          <text:p text:style-name="P63">Coordination with domain experts</text:p>
        </text:list-item>
        <text:list-item>
          <text:p text:style-name="P63">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3">Realized with:</text:p>
          </table:table-cell>
          <table:table-cell table:style-name="Tabelle3.A1" office:value-type="string">
            <text:p text:style-name="P23">Operatingsystems</text:p>
          </table:table-cell>
          <table:table-cell table:style-name="Tabelle3.A1" office:value-type="string">
            <text:p text:style-name="P23">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5"><text:span text:style-name="Absatz-Standardschriftart"><text:span text:style-name="T20">Oracle 11</text:span></text:span></text:p>
          </table:table-cell>
        </table:table-row>
        <table:table-row table:style-name="Tabelle3.1">
          <table:table-cell table:style-name="Tabelle3.A1" office:value-type="string">
            <text:p text:style-name="P28"/>
          </table:table-cell>
          <table:table-cell table:style-name="Tabelle3.A1" office:value-type="string">
            <text:p text:style-name="P23">Developmenttools</text:p>
            <text:p text:style-name="P22">Tools</text:p>
          </table:table-cell>
          <table:table-cell table:style-name="Tabelle3.A1" office:value-type="string">
            <text:p text:style-name="P24">Eclipse, IntelliJ</text:p>
            <text:p text:style-name="P15"><text:span text:style-name="Absatz-Standardschriftart"><text:span text:style-name="T21">Flyway, MyBatis Migration, Mockito, EasyMock, Hibernate, maven-replacer-plugin, Node.js, npm, Broccoli Plugin, TypeScript Eclipse Plugin,</text:span></text:span><text:span text:style-name="Absatz-Standardschriftart"><text:span text:style-name="T18"> </text:span></text:span><text:span text:style-name="Absatz-Standardschriftart"><text:span text:style-name="T21">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3"/>
      <text:p text:style-name="P43"><text:s/></text:p>
      <text:h text:style-name="P55" text:outline-level="2"/>
      <text:h text:style-name="P55" text:outline-level="2"/>
      <text:h text:style-name="P55" text:outline-level="2">Multiple Assembly Planning &amp; Process System - MAPP</text:h>
      <text:p text:style-name="P40"/>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7">Co. Gigatronik in Munich.</text:p>
      <text:p text:style-name="P49"><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0"/>
      <text:list xml:id="list200538671100134" text:continue-numbering="true" text:style-name="WW8Num4">
        <text:list-item>
          <text:p text:style-name="P63">EJB development</text:p>
        </text:list-item>
        <text:list-item>
          <text:p text:style-name="P63">Webservice REST Client/Server communication</text:p>
        </text:list-item>
        <text:list-item>
          <text:p text:style-name="P63"><text:soft-page-break/>JPA entity development with EclipseLink</text:p>
        </text:list-item>
        <text:list-item>
          <text:p text:style-name="P63">JPA criteria API</text:p>
        </text:list-item>
        <text:list-item>
          <text:p text:style-name="P63">Java 8 language features like Lambdas</text:p>
        </text:list-item>
        <text:list-item>
          <text:p text:style-name="P63">Aspect oriented interceptors</text:p>
        </text:list-item>
        <text:list-item>
          <text:p text:style-name="P63">DB modeling</text:p>
        </text:list-item>
        <text:list-item>
          <text:p text:style-name="P63">Jenkins continues integration job administration</text:p>
        </text:list-item>
        <text:list-item>
          <text:p text:style-name="P63">JUnit Mockito tests and integrationtests</text:p>
        </text:list-item>
        <text:list-item>
          <text:p text:style-name="P63">Maven multi project profile</text:p>
        </text:list-item>
        <text:list-item>
          <text:p text:style-name="P63">Usage of JRebel</text:p>
        </text:list-item>
        <text:list-item>
          <text:p text:style-name="P63">JSON data exchange format</text:p>
        </text:list-item>
        <text:list-item>
          <text:p text:style-name="P63">Data migration</text:p>
        </text:list-item>
        <text:list-item>
          <text:p text:style-name="P63">JavaFx client development</text:p>
        </text:list-item>
        <text:list-item>
          <text:p text:style-name="P63">JavaFx design with scene builder</text:p>
        </text:list-item>
        <text:list-item>
          <text:p text:style-name="P63">Glassfish configuration</text:p>
        </text:list-item>
        <text:list-item>
          <text:p text:style-name="P63">LDAP connection</text:p>
        </text:list-item>
        <text:list-item>
          <text:p text:style-name="P63">SONAR metrics</text:p>
        </text:list-item>
        <text:list-item>
          <text:p text:style-name="P63">FitNesse tests</text:p>
        </text:list-item>
        <text:list-item>
          <text:p text:style-name="P63">Generic realization of MAPP for car production and planning of BMW vehicles</text:p>
        </text:list-item>
        <text:list-item>
          <text:p text:style-name="P63">Part project coordination</text:p>
        </text:list-item>
        <text:list-item>
          <text:p text:style-name="P63">Coordination with domain experts</text:p>
        </text:list-item>
        <text:list-item>
          <text:p text:style-name="P63">Communication with Test-Team</text:p>
        </text:list-item>
        <text:list-item>
          <text:p text:style-name="P63">Organization development meetings</text:p>
        </text:list-item>
        <text:list-item>
          <text:p text:style-name="P63">'Clean Code' principles</text:p>
        </text:list-item>
        <text:list-item>
          <text:p text:style-name="P63">Implementation and technical realization</text:p>
        </text:list-item>
        <text:list-item>
          <text:p text:style-name="P63">Senior developer</text:p>
        </text:list-item>
        <text:list-item>
          <text:p text:style-name="P63">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3">Realized with:</text:p>
          </table:table-cell>
          <table:table-cell table:style-name="Tabelle5.A1" office:value-type="string">
            <text:p text:style-name="P23">Operatingsystems</text:p>
          </table:table-cell>
          <table:table-cell table:style-name="Tabelle5.A1" office:value-type="string">
            <text:p text:style-name="P23">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5"><text:span text:style-name="Absatz-Standardschriftart"><text:span text:style-name="T20">Oracle 11</text:span></text:span></text:p>
          </table:table-cell>
        </table:table-row>
        <table:table-row table:style-name="Tabelle5.1">
          <table:table-cell table:style-name="Tabelle5.A1" office:value-type="string">
            <text:p text:style-name="P28"/>
          </table:table-cell>
          <table:table-cell table:style-name="Tabelle5.A1" office:value-type="string">
            <text:p text:style-name="P23">Developmenttools</text:p>
            <text:p text:style-name="P22">Tools</text:p>
          </table:table-cell>
          <table:table-cell table:style-name="Tabelle5.A1" office:value-type="string">
            <text:p text:style-name="P2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55" text:outline-level="2">Online portal for ambulant, medical services - OPAL Web-Application</text:h>
      <text:p text:style-name="P40"/>
      <text:p text:style-name="Standard"><text:span text:style-name="Absatz-Standardschriftart"><text:span text:style-name="T3">Branch: Health Insurance</text:span></text:span></text:p>
      <text:p text:style-name="P16"/>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9"><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0"/>
      <text:list xml:id="list33288129" text:style-name="WW8Num4">
        <text:list-item>
          <text:p text:style-name="P76">Development of the online portal OPAL</text:p>
        </text:list-item>
        <text:list-item>
          <text:p text:style-name="P76">Extension of existing service interfaces</text:p>
        </text:list-item>
        <text:list-item>
          <text:p text:style-name="P76">Spring Core for Dependency Injection</text:p>
        </text:list-item>
        <text:list-item>
          <text:p text:style-name="P76"><text:soft-page-break/>Spring Web Flow for page navigation</text:p>
        </text:list-item>
        <text:list-item>
          <text:p text:style-name="P76">Spring Restful Webservice implementation</text:p>
        </text:list-item>
        <text:list-item>
          <text:p text:style-name="P76">Spring authentication and authorization<text:tab/></text:p>
        </text:list-item>
        <text:list-item>
          <text:p text:style-name="P76">Browser plausibility with JavaScript</text:p>
        </text:list-item>
        <text:list-item>
          <text:p text:style-name="P76">Buildmanagement with Gradle Buildscript in Groovy</text:p>
        </text:list-item>
        <text:list-item>
          <text:p text:style-name="P76">Continues Delivery with FeatureToggles</text:p>
        </text:list-item>
        <text:list-item>
          <text:p text:style-name="P76">Dynamic configuration of features with Framework 'Togglz'</text:p>
        </text:list-item>
        <text:list-item>
          <text:p text:style-name="P76">Webservice requests with SoapUI</text:p>
        </text:list-item>
        <text:list-item>
          <text:p text:style-name="P76">Agile DB migration with flywayDB</text:p>
        </text:list-item>
        <text:list-item>
          <text:p text:style-name="P76">Programming with Java 7</text:p>
        </text:list-item>
        <text:list-item>
          <text:p text:style-name="P76">Creation of SQL Scripts</text:p>
        </text:list-item>
        <text:list-item>
          <text:p text:style-name="P76">Serverside validation with Rhino Script Engine</text:p>
        </text:list-item>
        <text:list-item>
          <text:p text:style-name="P76">XSLT transformation of data to Sciphox and EHD format</text:p>
        </text:list-item>
        <text:list-item>
          <text:p text:style-name="P76">Further development of the JSP pages</text:p>
        </text:list-item>
        <text:list-item>
          <text:p text:style-name="P76">WebTests with JUnit and Selenium Browser Plugin</text:p>
        </text:list-item>
        <text:list-item>
          <text:p text:style-name="P76">Configuration of Jenkins Jobs for CI, NB and INT environment</text:p>
        </text:list-item>
        <text:list-item>
          <text:p text:style-name="P76">Timeline versioning of business change requests</text:p>
        </text:list-item>
        <text:list-item>
          <text:p text:style-name="P76">Usage of Jenkins plugins</text:p>
        </text:list-item>
        <text:list-item>
          <text:p text:style-name="P76">Configuration of Jenkins Jobs for CI, NB and INT environment</text:p>
        </text:list-item>
        <text:list-item>
          <text:p text:style-name="P76">Usage of Gradle and Maven as build tools</text:p>
        </text:list-item>
        <text:list-item>
          <text:p text:style-name="P76">Release management with maven release plugin</text:p>
        </text:list-item>
        <text:list-item>
          <text:p text:style-name="P76">Assembling and deployment with maven</text:p>
        </text:list-item>
        <text:list-item>
          <text:p text:style-name="P76">Maintainance of data in integration</text:p>
        </text:list-item>
        <text:list-item>
          <text:p text:style-name="P76">Development of ORACLE SQL statements for ABN and Production</text:p>
        </text:list-item>
        <text:list-item>
          <text:p text:style-name="P76">Defining of SQL scripts for DB handover process</text:p>
        </text:list-item>
        <text:list-item>
          <text:p text:style-name="P76">Maintainance of data with PL/SQL scripts</text:p>
        </text:list-item>
        <text:list-item>
          <text:p text:style-name="P76">File exchange formats .json and .yml</text:p>
        </text:list-item>
        <text:list-item>
          <text:p text:style-name="P76">Asynchron processing over ONDES and KV-Connect interface</text:p>
        </text:list-item>
        <text:list-item>
          <text:p text:style-name="P76">Test Driven Development - TDD</text:p>
        </text:list-item>
        <text:list-item>
          <text:p text:style-name="P76">WebTests with JUnit and Selenium browser plugin</text:p>
        </text:list-item>
        <text:list-item>
          <text:p text:style-name="P76">Load Tests of Webservices with SoapUI</text:p>
        </text:list-item>
        <text:list-item>
          <text:p text:style-name="P76">Threading and Web Load-Tests with LoadUIWeb</text:p>
        </text:list-item>
        <text:list-item>
          <text:p text:style-name="P76">Remote access via Secure Shell (SSH) and odin</text:p>
        </text:list-item>
        <text:list-item>
          <text:p text:style-name="P76">Documentation of medical reports in the online portal (OPAL)</text:p>
        </text:list-item>
        <text:list-item>
          <text:p text:style-name="P76">Submission of electronic documentation to the KVB</text:p>
        </text:list-item>
        <text:list-item>
          <text:p text:style-name="P76">Export of data to Sciphox xml format</text:p>
        </text:list-item>
        <text:list-item>
          <text:p text:style-name="P76">Support of the following medical documentations:</text:p>
        </text:list-item>
        <text:list-item>
          <text:p text:style-name="P77">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6">New development of medical documentations like Hörgeräte, Molekulargenetik and Sozialpsychiatrie</text:p>
        </text:list-item>
        <text:list-item>
          <text:p text:style-name="P76">Extension of the online documentation OPAL for medicians</text:p>
        </text:list-item>
        <text:list-item>
          <text:p text:style-name="P76">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3">Realized with:</text:p>
          </table:table-cell>
          <table:table-cell table:style-name="Tabelle7.A1" office:value-type="string">
            <text:p text:style-name="P23">Operatingsystems</text:p>
          </table:table-cell>
          <table:table-cell table:style-name="Tabelle7.A1" office:value-type="string">
            <text:p text:style-name="P23">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5"><text:span text:style-name="Absatz-Standardschriftart"><text:span text:style-name="T20">Oracle 11g</text:span></text:span></text:p>
          </table:table-cell>
        </table:table-row>
        <table:table-row table:style-name="Tabelle7.1">
          <table:table-cell table:style-name="Tabelle7.A1" office:value-type="string">
            <text:p text:style-name="P28"/>
          </table:table-cell>
          <table:table-cell table:style-name="Tabelle7.A1" office:value-type="string">
            <text:p text:style-name="P23">Developmenttools</text:p>
            <text:p text:style-name="P22"><text:soft-page-break/>Tools</text:p>
          </table:table-cell>
          <table:table-cell table:style-name="Tabelle7.A1" office:value-type="string">
            <text:p text:style-name="P15"><text:span text:style-name="Absatz-Standardschriftart"><text:span text:style-name="T22">J2SE 7, STS - Spring Tool Suite, Kepler Eclipse </text:span></text:span><text:soft-page-break/><text:span text:style-name="Absatz-Standardschriftart"><text:span text:style-name="T22">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55" text:outline-level="2">Web Wiki/Community Angeln.de (Fishing website)</text:h>
      <text:p text:style-name="P40"/>
      <text:p text:style-name="Standard"><text:span text:style-name="Absatz-Standardschriftart"><text:span text:style-name="T3">Branch: Softwarehouse, Startup Company, Printmedia</text:span></text:span></text:p>
      <text:p text:style-name="P16"/>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49"><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0"/>
      <text:list xml:id="list200540612069086" text:continue-numbering="true" text:style-name="WW8Num4">
        <text:list-item>
          <text:p text:style-name="P76">Complete relaunch in a small team</text:p>
        </text:list-item>
        <text:list-item>
          <text:p text:style-name="P76">Development of a Social-, Community-, Shop- Web-Application</text:p>
        </text:list-item>
        <text:list-item>
          <text:p text:style-name="P76">Implementation of various Web-Applications around www.angeln.de</text:p>
        </text:list-item>
        <text:list-item>
          <text:p text:style-name="P76">Web-Frontend, Shop, Editor and Admin realized as Web-Apps</text:p>
        </text:list-item>
        <text:list-item>
          <text:p text:style-name="P76">Integration of social networking pages, linkage to other Web-Apps of the domain</text:p>
        </text:list-item>
        <text:list-item>
          <text:p text:style-name="P76">Data import with SQL scripts and java importer</text:p>
        </text:list-item>
        <text:list-item>
          <text:p text:style-name="P76">Development with Glassfish, Embedded Glassfish and Embedded Jetty</text:p>
        </text:list-item>
        <text:list-item>
          <text:p text:style-name="P76">Creation of generic, reusage of Ajax Wicket components</text:p>
        </text:list-item>
        <text:list-item>
          <text:p text:style-name="P76">Extensive development of Ajax components for Web 2.0</text:p>
        </text:list-item>
        <text:list-item>
          <text:p text:style-name="P76">Searching and sorting of datatables with Ajax</text:p>
        </text:list-item>
        <text:list-item>
          <text:p text:style-name="P76">Usage of tables with paging navigator and ListView</text:p>
        </text:list-item>
        <text:list-item>
          <text:p text:style-name="P76">Programming of image galleries with DataViews</text:p>
        </text:list-item>
        <text:list-item>
          <text:p text:style-name="P76">Dynamic menus with changing contexts</text:p>
        </text:list-item>
        <text:list-item>
          <text:p text:style-name="P76">Working with Wicket IModel variations like PropertyModel and CompoundPropertyModel</text:p>
        </text:list-item>
        <text:list-item>
          <text:p text:style-name="P76">Layers Design Pattern - Design and call of interfaces to the backend</text:p>
        </text:list-item>
        <text:list-item>
          <text:p text:style-name="P76">Implemention of SEO (Search Engine Optimization) techniques</text:p>
        </text:list-item>
        <text:list-item>
          <text:p text:style-name="P76">Localized URL generation in various languages</text:p>
        </text:list-item>
        <text:list-item>
          <text:p text:style-name="P76">Persistance layer with EJB, JPA and Criteria API</text:p>
        </text:list-item>
        <text:list-item>
          <text:p text:style-name="P76">Geolocating of addresses with EJB Timer Bean</text:p>
        </text:list-item>
        <text:list-item>
          <text:p text:style-name="P76"><text:soft-page-break/>Google Maps integration with JavaScript Google API</text:p>
        </text:list-item>
        <text:list-item>
          <text:p text:style-name="P76">Bean validation over various layers using JSR 303</text:p>
        </text:list-item>
        <text:list-item>
          <text:p text:style-name="P76">Maintainance of the persistence service</text:p>
        </text:list-item>
        <text:list-item>
          <text:p text:style-name="P76">Schema maintainance and enhancements for the database</text:p>
        </text:list-item>
        <text:list-item>
          <text:p text:style-name="P76">Implementation of image and logo uploads</text:p>
        </text:list-item>
        <text:list-item>
          <text:p text:style-name="P76">Cropping and converting of images with ImageMagick API</text:p>
        </text:list-item>
        <text:list-item>
          <text:p text:style-name="P76">Image converting using im4java API for various web formats</text:p>
        </text:list-item>
        <text:list-item>
          <text:p text:style-name="P76">Usage of Maven Multi Modules with personalized profiles</text:p>
        </text:list-item>
        <text:list-item>
          <text:p text:style-name="P76">CSS adjustments and CSS generation using less compiler</text:p>
        </text:list-item>
        <text:list-item>
          <text:p text:style-name="P76">Bug tracking system OTRS</text:p>
        </text:list-item>
        <text:list-item>
          <text:p text:style-name="P76">Continues integration and nightly build using Jenkins</text:p>
        </text:list-item>
        <text:list-item>
          <text:p text:style-name="P76">Spring Dependency Injection Integration DI</text:p>
        </text:list-item>
        <text:list-item>
          <text:p text:style-name="P76">CSS and JavaScript development and debugging with Firebug plugin for Firefox</text:p>
        </text:list-item>
        <text:list-item>
          <text:p text:style-name="P76">Usage of EclEmma coverage eclipse plugin</text:p>
        </text:list-item>
        <text:list-item>
          <text:p text:style-name="P76">Generic programming using java generics</text:p>
        </text:list-item>
        <text:list-item>
          <text:p text:style-name="P76">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3">Realized with:</text:p>
          </table:table-cell>
          <table:table-cell table:style-name="Tabelle9.A1" office:value-type="string">
            <text:p text:style-name="P23">Operatingsystems</text:p>
          </table:table-cell>
          <table:table-cell table:style-name="Tabelle9.A1" office:value-type="string">
            <text:p text:style-name="P23">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5"><text:span text:style-name="Absatz-Standardschriftart"><text:span text:style-name="T20">PostgreSQL 9</text:span></text:span></text:p>
          </table:table-cell>
        </table:table-row>
        <table:table-row table:style-name="Tabelle9.1">
          <table:table-cell table:style-name="Tabelle9.A1" office:value-type="string">
            <text:p text:style-name="P28"/>
          </table:table-cell>
          <table:table-cell table:style-name="Tabelle9.A1" office:value-type="string">
            <text:p text:style-name="P23">Developmenttools</text:p>
            <text:p text:style-name="P22">Tools</text:p>
          </table:table-cell>
          <table:table-cell table:style-name="Tabelle9.A1" office:value-type="string">
            <text:p text:style-name="P15"><text:span text:style-name="Absatz-Standardschriftart"><text:span text:style-name="T2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55" text:outline-level="2">JEE Tariff Calculator and Webservice</text:h>
      <text:p text:style-name="P2">Branch: insurance</text:p>
      <text:p text:style-name="P6">References<text:tab/>http://www.lv1871.de</text:p>
      <text:p text:style-name="P49"><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0"/>
      <text:list xml:id="list33314360"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text:soft-page-break/>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72">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3">Realized with:</text:p>
          </table:table-cell>
          <table:table-cell table:style-name="Tabelle11.A1" office:value-type="string">
            <text:p text:style-name="P23">Operatingsystems</text:p>
          </table:table-cell>
          <table:table-cell table:style-name="Tabelle11.A1" office:value-type="string">
            <text:p text:style-name="P24">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3">HDB, DB2</text:p>
          </table:table-cell>
        </table:table-row>
        <table:table-row table:style-name="Tabelle11.1">
          <table:table-cell table:style-name="Tabelle11.A1" office:value-type="string">
            <text:p text:style-name="P28"/>
          </table:table-cell>
          <table:table-cell table:style-name="Tabelle11.A1" office:value-type="string">
            <text:p text:style-name="P23">Developmenttools</text:p>
            <text:p text:style-name="P2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text:soft-page-break/>Enterprise Architect, XMLSyp, Notepad++, Bouncy Castle Cryptography Library, JDom, xstream serialize XML, Apache Struts, Apache Wicket, Apache log4j, Apache FOP, BiPRO, JAXB, WSDSL2Java, cygwin</text:p>
          </table:table-cell>
        </table:table-row>
      </table:table>
      <text:p text:style-name="P19"/>
      <text:p text:style-name="P51">Smartphone Web and App Development</text:p>
      <text:p text:style-name="Standard"><text:span text:style-name="Absatz-Standardschriftart"><text:span text:style-name="T3">Branch: Entertainment</text:span></text:span></text:p>
      <text:p text:style-name="P21"><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1"><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5"><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0"/>
      <text:list xml:id="list200538654376693" text:continue-numbering="true" text:style-name="WW8Num2">
        <text:list-item>
          <text:p text:style-name="P67"/>
        </text:list-item>
        <text:list-item>
          <text:p text:style-name="P71">Web app Development for Smartphones</text:p>
        </text:list-item>
        <text:list-item>
          <text:p text:style-name="P71">Usage of iui - User Interface (UI) Framework from Google</text:p>
        </text:list-item>
        <text:list-item>
          <text:p text:style-name="P71">Development of the own homepage in mobile format</text:p>
        </text:list-item>
        <text:list-item>
          <text:p text:style-name="P71">Development of a Simple dice which rolls in 2D graphic, if you tap the screen</text:p>
        </text:list-item>
        <text:list-item>
          <text:p text:style-name="P67">Game development: Trivial Dice</text:p>
        </text:list-item>
        <text:list-item>
          <text:p text:style-name="P67">Conception of the layout</text:p>
        </text:list-item>
        <text:list-item>
          <text:p text:style-name="P67">Design of the graphic</text:p>
        </text:list-item>
        <text:list-item>
          <text:p text:style-name="P67">Development of the statemachine</text:p>
        </text:list-item>
        <text:list-item>
          <text:p text:style-name="P67">External event handling</text:p>
        </text:list-item>
        <text:list-item>
          <text:p text:style-name="P67">Consideration of different resolutions</text:p>
        </text:list-item>
        <text:list-item>
          <text:p text:style-name="P71">Testing of various devices with emulator</text:p>
        </text:list-item>
        <text:list-item>
          <text:p text:style-name="P67">JUnitTest suite for the App</text:p>
        </text:list-item>
        <text:list-item>
          <text:p text:style-name="P71">Lite version with reduced feature set</text:p>
        </text:list-item>
        <text:list-item>
          <text:p text:style-name="P71">Pro version with different access rights</text:p>
        </text:list-item>
        <text:list-item>
          <text:p text:style-name="P67">Playing of audio file</text:p>
        </text:list-item>
        <text:list-item>
          <text:p text:style-name="P71">Familiarization with the Anroid SDK and Google iui, JQTouch Framework</text:p>
        </text:list-item>
        <text:list-item>
          <text:p text:style-name="P59"><text:span text:style-name="Absatz-Standardschriftart"><text:span text:style-name="T1">Multi lingual </text:span></text:span><text:span text:style-name="Absatz-Standardschriftart"><text:span text:style-name="T3">description</text:span></text:span></text:p>
        </text:list-item>
        <text:list-item>
          <text:p text:style-name="P67">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3">Realized with:</text:p>
          </table:table-cell>
          <table:table-cell table:style-name="Tabelle13.A1" office:value-type="string">
            <text:p text:style-name="P23">Operatingsystems</text:p>
          </table:table-cell>
          <table:table-cell table:style-name="Tabelle13.A1" office:value-type="string">
            <text:p text:style-name="P23">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3">-</text:p>
          </table:table-cell>
        </table:table-row>
        <table:table-row table:style-name="Tabelle13.1">
          <table:table-cell table:style-name="Tabelle13.A1" office:value-type="string">
            <text:p text:style-name="P28"/>
          </table:table-cell>
          <table:table-cell table:style-name="Tabelle13.A1" office:value-type="string">
            <text:p text:style-name="P23">Developmenttools</text:p>
            <text:p text:style-name="P22">Tools</text:p>
          </table:table-cell>
          <table:table-cell table:style-name="Tabelle13.A1" office:value-type="string">
            <text:p text:style-name="P3">J2SE 6.0, Eclipse 3.x, Google iui Framework, JQTouch Framework, Android SDK, Eclipse Plugin, JUnit</text:p>
          </table:table-cell>
        </table:table-row>
      </table:table>
      <text:h text:style-name="P57" text:outline-level="2"/>
      <text:h text:style-name="P55" text:outline-level="2">JEE Webapplications for Ring Back Tones</text:h>
      <text:p text:style-name="P2">Branch: telecom</text:p>
      <text:p text:style-name="P2">References<text:tab/>http://www.ect-telecoms.de</text:p>
      <text:p text:style-name="P49"><text:span text:style-name="Absatz-Standardschriftart"><text:span text:style-name="T3">Co. ect-telecoms in Munich. Contact person Mr.</text:span></text:span><text:span text:style-name="Absatz-Standardschriftart"><text:span text:style-name="T11"> Robert Parkes,</text:span></text:span><text:span text:style-name="Absatz-Standardschriftart"><text:span text:style-name="T3"> Mr. Hans Huber, Mr.</text:span></text:span><text:span text:style-name="Absatz-Standardschriftart"><text:span text:style-name="T11">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200540533014799" text:continue-numbering="true" text:style-name="WW8Num2">
        <text:list-item>
          <text:p text:style-name="P72">Creation of web applications with Tomcat, JSP, Spring and Hibernate</text:p>
        </text:list-item>
        <text:list-item>
          <text:p text:style-name="P72">HTTP Authentication with Basic and Spring XwsSecurity method</text:p>
        </text:list-item>
        <text:list-item>
          <text:p text:style-name="P64"><text:soft-page-break/>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8">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8">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3">Realized with:</text:p>
          </table:table-cell>
          <table:table-cell table:style-name="Tabelle15.A1" office:value-type="string">
            <text:p text:style-name="P23">Operatingsystems</text:p>
          </table:table-cell>
          <table:table-cell table:style-name="Tabelle15.A1" office:value-type="string">
            <text:p text:style-name="P23">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8"/>
          </table:table-cell>
          <table:table-cell table:style-name="Tabelle15.A1" office:value-type="string">
            <text:p text:style-name="P23">Developmenttools</text:p>
            <text:p text:style-name="P22">Tools</text:p>
          </table:table-cell>
          <table:table-cell table:style-name="Tabelle15.A1" office:value-type="string">
            <text:p text:style-name="P26">J2SE 5.0, GIMP PictureEditor, ColorZilla Colorpicker, FireFTP, Notepad++,</text:p>
            <text:p text:style-name="P25">Cygwin, HSQL, ORACLE10g, Eclipse 3.4, Tomcat5.5, Live HTTP headers, SQuirreL DBViewer,</text:p>
            <text:p text:style-name="Standard"><text:span text:style-name="Absatz-Standardschriftart"><text:span text:style-name="T20">SQLDevelper, </text:span></text:span><text:span text:style-name="Absatz-Standardschriftart"><text:span text:style-name="T11">SQLPlus, </text:span></text:span><text:span text:style-name="Absatz-Standardschriftart"><text:span text:style-name="T20">DbVisualizer, VNC, 7-Zip, Tortoise, Subversion SVN, WinSCP, PuTTY, Jira Bugtracking,</text:span></text:span></text:p>
            <text:p text:style-name="P25">Clearspace, Thunderbird, Firefox, Ace WINScreen, Windows XP, Linux Ubunto, Spring, Hibernate, ehcache, OSGi, commons,</text:p>
            <text:p text:style-name="P25">myfaces, xalan, xerces, JUnit, httpUnit, ant, maven, Codehouse XFire, Apache CXF,</text:p>
            <text:p text:style-name="P25">XML-RPC, redstone XML-RPC library, GSM Services, EMF (Eclipse Modelling Framework), GMF (Graphical Modelling Framework), SOAP, Spring WebService, jstl, acegi security,</text:p>
            <text:p text:style-name="P25">JavaScript, JavaScript Debugger Venkman, clover and emma test coverage Frameworks,</text:p>
            <text:p text:style-name="P25">Apache CXF Webservice framework, soapUI, UML Enterprise Architect, StarUML</text:p>
          </table:table-cell>
        </table:table-row>
      </table:table>
      <text:h text:style-name="P55" text:outline-level="2">J2EE accounting system for health insurance (nPROD)</text:h>
      <text:p text:style-name="P2"><text:soft-page-break/>Branch: health insurance</text:p>
      <text:p text:style-name="P2">References<text:tab/>http://www.azh.de</text:p>
      <text:p text:style-name="P44">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200540641548790" text:continue-numbering="true" text:style-name="WW8Num2">
        <text:list-item>
          <text:p text:style-name="P71">New product development of an automatic accounting system for health- and auxiliary material</text:p>
        </text:list-item>
        <text:list-item>
          <text:p text:style-name="P71">Analysis and design with UML 2.1</text:p>
        </text:list-item>
        <text:list-item>
          <text:p text:style-name="P71">Requirement analysis and review with buisness and domain experts</text:p>
        </text:list-item>
        <text:list-item>
          <text:p text:style-name="P71">Use Case description with the CASE Tool MagicDraw</text:p>
        </text:list-item>
        <text:list-item>
          <text:p text:style-name="P71">MDA usage for the persistance layer</text:p>
        </text:list-item>
        <text:list-item>
          <text:p text:style-name="P71">Usage of a persistence framework (Marvin) for the modelling of the DB</text:p>
        </text:list-item>
        <text:list-item>
          <text:p text:style-name="P71">Modelling of GUI workflows with the CASE Tool MagicDraw</text:p>
        </text:list-item>
        <text:list-item>
          <text:p text:style-name="P71">Usage of a GUI workflow framework</text:p>
        </text:list-item>
        <text:list-item>
          <text:p text:style-name="P67">SWING masks with GidBagLayout</text:p>
        </text:list-item>
        <text:list-item>
          <text:p text:style-name="P71">Extensive usage of CVS (Tagging, Branching, Merging)</text:p>
        </text:list-item>
        <text:list-item>
          <text:p text:style-name="P71">Rule based approach for frequently changing requirements</text:p>
        </text:list-item>
        <text:list-item>
          <text:p text:style-name="P71">Migration of the project to the Spring application framework</text:p>
        </text:list-item>
        <text:list-item>
          <text:p text:style-name="P71">Migration of the existing data to the new structure using CSV files</text:p>
        </text:list-item>
        <text:list-item>
          <text:p text:style-name="P71">Adaptation of the data structures for the data import</text:p>
        </text:list-item>
        <text:list-item>
          <text:p text:style-name="P71">Data import from ABDA pharmacy position data</text:p>
        </text:list-item>
        <text:list-item>
          <text:p text:style-name="P71">Electronic data exchange (DTA) with health insurance company</text:p>
        </text:list-item>
        <text:list-item>
          <text:p text:style-name="P71">JUnit-Tests for the buisness logic and the GUI</text:p>
        </text:list-item>
        <text:list-item>
          <text:p text:style-name="P71">Quality ensured with 80% JUnit test coverage and CheckStyle coding conventions</text:p>
        </text:list-item>
        <text:list-item>
          <text:p text:style-name="P67">Maintainance and rollout</text:p>
        </text:list-item>
        <text:list-item>
          <text:p text:style-name="P71">Attendance of the project from begining to the end (product version 1.0)</text:p>
        </text:list-item>
        <text:list-item>
          <text:p text:style-name="P71">Incrementell approach on database changes with update scripts</text:p>
        </text:list-item>
        <text:list-item>
          <text:p text:style-name="P71">Practical experience with a reference database</text:p>
        </text:list-item>
        <text:list-item>
          <text:p text:style-name="P71">Automatic price calculation for diverse health insurance funds in southern germany</text:p>
        </text:list-item>
        <text:list-item>
          <text:p text:style-name="P71">Tasks: master data, price calculation, prescription position management, master agreement, DTA key management.</text:p>
        </text:list-item>
        <text:list-item>
          <text:p text:style-name="P71">Development of an account software nPROD for automatic recipe prosessing.</text:p>
        </text:list-item>
        <text:list-item>
          <text:p text:style-name="P71">Communication with an understaffed domain department.</text:p>
        </text:list-item>
        <text:list-item>
          <text:p text:style-name="P71">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3">Realized with:</text:p>
          </table:table-cell>
          <table:table-cell table:style-name="Tabelle17.B1" office:value-type="string">
            <text:p text:style-name="P23">Operatingsystems</text:p>
          </table:table-cell>
          <table:table-cell table:style-name="Tabelle17.C1" office:value-type="string">
            <text:p text:style-name="P23">Windows</text:p>
          </table:table-cell>
        </table:table-row>
        <table:table-row table:style-name="Tabelle17.1">
          <table:table-cell table:style-name="Tabelle17.A2" office:value-type="string">
            <text:p text:style-name="P28"/>
          </table:table-cell>
          <table:table-cell table:style-name="Tabelle17.B2" office:value-type="string">
            <text:p text:style-name="P23">Developmenttools</text:p>
            <text:p text:style-name="P22">Tools</text:p>
          </table:table-cell>
          <table:table-cell table:style-name="Tabelle17.C2" office:value-type="string">
            <text:p text:style-name="P26">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55" text:outline-level="2">J2EE WebShop</text:h>
      <text:p text:style-name="P2">Branch: eCommerce</text:p>
      <text:p text:style-name="P2"><text:soft-page-break/>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200540635977988" text:continue-numbering="true" text:style-name="WW8Num2">
        <text:list-item>
          <text:p text:style-name="P71">Webapplication to run an online web shop.</text:p>
        </text:list-item>
        <text:list-item>
          <text:p text:style-name="P71">Generic webshop for all kinds of businesses.</text:p>
        </text:list-item>
      </text:list>
      <text:list xml:id="list6837355549155945858" text:style-name="WW8Num3">
        <text:list-item>
          <text:p text:style-name="P73">Freely configuratable with many settings and preferences.</text:p>
        </text:list-item>
        <text:list-item>
          <text:p text:style-name="P73">JSF Technologie, Apache MyFaces/Tomahawk .</text:p>
        </text:list-item>
        <text:list-item>
          <text:p text:style-name="P73">Axis WebService JAX-RPC interface for B2B SOAP communication.</text:p>
        </text:list-item>
        <text:list-item>
          <text:p text:style-name="P73">EJB, JSP and Servlets.</text:p>
        </text:list-item>
        <text:list-item>
          <text:p text:style-name="P69">Struts and tiles.</text:p>
        </text:list-item>
        <text:list-item>
          <text:p text:style-name="P69">Apache Commons.</text:p>
        </text:list-item>
        <text:list-item>
          <text:p text:style-name="P73">AJAX asynch. communication on the client tier.</text:p>
        </text:list-item>
        <text:list-item>
          <text:p text:style-name="P69">Object persistance with Hibernate.</text:p>
        </text:list-item>
        <text:list-item>
          <text:p text:style-name="P69">Struts and tiles.</text:p>
        </text:list-item>
        <text:list-item>
          <text:p text:style-name="P69">Logging with Log4j.</text:p>
        </text:list-item>
        <text:list-item>
          <text:p text:style-name="P73">JavaScript and cascading stylesheets (CSS).</text:p>
        </text:list-item>
        <text:list-item>
          <text:p text:style-name="P73">Planning and maintaining of a MySql database.</text:p>
        </text:list-item>
        <text:list-item>
          <text:p text:style-name="P69">UML analysis and design.</text:p>
        </text:list-item>
        <text:list-item>
          <text:p text:style-name="P69">XML for configuration files.</text:p>
        </text:list-item>
      </text:list>
      <text:list xml:id="list33305026" text:style-name="WW8Num2">
        <text:list-item>
          <text:p text:style-name="P67">Multilingual for international purpose.</text:p>
        </text:list-item>
      </text:list>
      <text:list xml:id="list33296707" text:style-name="WW8Num3">
        <text:list-item>
          <text:p text:style-name="P73">HTML, XHTML and Flash as presentation technique.</text:p>
        </text:list-item>
      </text:list>
      <text:list xml:id="list33304336" text:style-name="WW8Num2">
        <text:list-item>
          <text:p text:style-name="P71">Tests with Jakarta JMeter and JUnit.</text:p>
        </text:list-item>
        <text:list-item>
          <text:p text:style-name="P71">Future: XSLT and XSL-FO for PDF generation.</text:p>
        </text:list-item>
        <text:list-item>
          <text:p text:style-name="P67">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3">Realized with:</text:p>
          </table:table-cell>
          <table:table-cell table:style-name="Tabelle19.B1" office:value-type="string">
            <text:p text:style-name="P23">Operatingsystems</text:p>
          </table:table-cell>
          <table:table-cell table:style-name="Tabelle19.C1" office:value-type="string">
            <text:p text:style-name="P23">Windows, Linux</text:p>
          </table:table-cell>
        </table:table-row>
        <table:table-row table:style-name="Tabelle19.1">
          <table:table-cell table:style-name="Tabelle19.A2" office:value-type="string">
            <text:p text:style-name="P28"/>
          </table:table-cell>
          <table:table-cell table:style-name="Tabelle19.B2" office:value-type="string">
            <text:p text:style-name="P23">Developmenttools</text:p>
            <text:p text:style-name="P22">Tools</text:p>
          </table:table-cell>
          <table:table-cell table:style-name="Tabelle19.C2" office:value-type="string">
            <text:p text:style-name="P26">Eclipse 3.1, Enterprise Architect, XMLSpy Enterprise Edition, JBoss, Tomcat 5.5, Struts, Ant, JUnit, Macromedia Flash and Dreamweaver, div. Eclipse Plugins, MySQL 5</text:p>
          </table:table-cell>
        </table:table-row>
      </table:table>
      <text:h text:style-name="P55" text:outline-level="2">Trainings and Consulting.</text:h>
      <text:p text:style-name="P2">Branch: All areas</text:p>
      <text:p text:style-name="P2">References<text:tab/>here are the biggest componies:</text:p>
      <text:p text:style-name="P44">Co. SUN Micosystems in Munich. Contact person Mr. Hettmannsberger.</text:p>
      <text:p text:style-name="P50"><text:span text:style-name="Absatz-Standardschriftart"><text:span text:style-name="T12">Co. Accenture in </text:span></text:span><text:span text:style-name="Absatz-Standardschriftart"><text:span text:style-name="T3">Munich. Contact person Mrs. Steffen.</text:span></text:span></text:p>
      <text:p text:style-name="P46">Co. Hilf in Oberhaching/ Munich. Contact person Mr. Hilf.</text:p>
      <text:p text:style-name="P50"><text:span text:style-name="Absatz-Standardschriftart"><text:span text:style-name="T11">Co. AS Systeme in Stuttgart. </text:span></text:span><text:span text:style-name="Absatz-Standardschriftart"><text:span text:style-name="T3">Contact person Mr. Buehler.</text:span></text:span></text:p>
      <text:p text:style-name="P48">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200538872342038" text:continue-numbering="true" text:style-name="WW8Num2">
        <text:list-item>
          <text:p text:style-name="P67">J2EE</text:p>
        </text:list-item>
        <text:list-item>
          <text:p text:style-name="P71">EJB, JSP and Servlets.</text:p>
        </text:list-item>
      </text:list>
      <text:list xml:id="list33292552" text:style-name="WW8Num3">
        <text:list-item>
          <text:p text:style-name="P73">Java , SWING.</text:p>
        </text:list-item>
        <text:list-item>
          <text:p text:style-name="P73">Webapplications.</text:p>
        </text:list-item>
        <text:list-item>
          <text:p text:style-name="P73">EAI integration with differant interfaces.</text:p>
        </text:list-item>
        <text:list-item>
          <text:p text:style-name="P73">Message queue connetions over JMS api.</text:p>
        </text:list-item>
        <text:list-item>
          <text:p text:style-name="P73">Webservices and SOAP.</text:p>
        </text:list-item>
        <text:list-item>
          <text:p text:style-name="P73">JAX-RPC.</text:p>
        </text:list-item>
        <text:list-item>
          <text:p text:style-name="P69">UML analysis and design.</text:p>
        </text:list-item>
        <text:list-item>
          <text:p text:style-name="P69">XML and XSLT.</text:p>
        </text:list-item>
      </text:list>
      <text:list xml:id="list33283933" text:style-name="WW8Num2">
        <text:list-item>
          <text:p text:style-name="P71"><text:soft-page-break/>J2EE and GOF design pattern.</text:p>
        </text:list-item>
      </text:list>
      <text:list xml:id="list33302858" text:style-name="WW8Num3">
        <text:list-item>
          <text:p text:style-name="P73">UML for embedded systems.</text:p>
        </text:list-item>
      </text:list>
      <text:list xml:id="list33292530" text:style-name="WW8Num2">
        <text:list-item>
          <text:p text:style-name="P67">OOAD object oriented techinques.</text:p>
        </text:list-item>
        <text:list-item>
          <text:p text:style-name="P67">XML and XSLT.</text:p>
        </text:list-item>
        <text:list-item>
          <text:p text:style-name="P71">Xalan and Xerces parser event processing.</text:p>
        </text:list-item>
        <text:list-item>
          <text:p text:style-name="P67">Developing of course scripts.</text:p>
        </text:list-item>
        <text:list-item>
          <text:p text:style-name="P67">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3">Realized with:</text:p>
          </table:table-cell>
          <table:table-cell table:style-name="Tabelle21.B1" office:value-type="string">
            <text:p text:style-name="P23">Operatingsystems</text:p>
          </table:table-cell>
          <table:table-cell table:style-name="Tabelle21.C1" office:value-type="string">
            <text:p text:style-name="P23">Windows, UNIX Solaris</text:p>
          </table:table-cell>
        </table:table-row>
        <table:table-row table:style-name="Tabelle21.1">
          <table:table-cell table:style-name="Tabelle21.A2" office:value-type="string">
            <text:p text:style-name="P28"/>
          </table:table-cell>
          <table:table-cell table:style-name="Tabelle21.B2" office:value-type="string">
            <text:p text:style-name="P23">Developmenttools</text:p>
            <text:p text:style-name="P22">Tools</text:p>
          </table:table-cell>
          <table:table-cell table:style-name="Tabelle21.C2" office:value-type="string">
            <text:p text:style-name="P26">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55"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200539030112181" text:continue-numbering="true" text:style-name="WW8Num2">
        <text:list-item>
          <text:p text:style-name="P71">Refactoring and Reengeniering of an existing JNI Interface.</text:p>
        </text:list-item>
      </text:list>
      <text:list xml:id="list33314001" text:style-name="WW8Num3">
        <text:list-item>
          <text:p text:style-name="P75"><text:span text:style-name="Absatz-Standardschriftart"><text:span text:style-name="T1">Java Native Interface (JNI)</text:span></text:span>.<text:span text:style-name="Absatz-Standardschriftart"><text:span text:style-name="T3">.</text:span></text:span></text:p>
        </text:list-item>
        <text:list-item>
          <text:p text:style-name="P73">Realisation with java and C++.</text:p>
        </text:list-item>
        <text:list-item>
          <text:p text:style-name="P73">Analysis and design of the existing interfaces.</text:p>
        </text:list-item>
        <text:list-item>
          <text:p text:style-name="P73">Changing the interfaces from synchron to asynchron.</text:p>
        </text:list-item>
        <text:list-item>
          <text:p text:style-name="P73">Design of the asynchronous communication model .</text:p>
        </text:list-item>
        <text:list-item>
          <text:p text:style-name="P69">UML analysis and design.</text:p>
        </text:list-item>
        <text:list-item>
          <text:p text:style-name="P75"><text:span text:style-name="Absatz-Standardschriftart"><text:span text:style-name="T3">Use of GOF design pattern</text:span></text:span><text:span text:style-name="Absatz-Standardschriftart"><text:span text:style-name="T18"> </text:span></text:span><text:span text:style-name="Absatz-Standardschriftart"><text:span text:style-name="T3">.</text:span></text:span></text:p>
        </text:list-item>
      </text:list>
      <text:list xml:id="list33310708" text:style-name="WW8Num2">
        <text:list-item>
          <text:p text:style-name="P71">J2EE integration of JBoss with MS Office.</text:p>
        </text:list-item>
      </text:list>
      <text:list xml:id="list33301282" text:style-name="WW8Num3">
        <text:list-item>
          <text:p text:style-name="P73">JNI API for distributed objects, realised in C++.</text:p>
        </text:list-item>
      </text:list>
      <text:list xml:id="list33299013" text:style-name="WW8Num2">
        <text:list-item>
          <text:p text:style-name="P67">ANSI C and C++.</text:p>
        </text:list-item>
        <text:list-item>
          <text:p text:style-name="P67">Documentation.</text:p>
        </text:list-item>
        <text:list-item>
          <text:p text:style-name="P67">Consulting and project leadership.</text:p>
        </text:list-item>
        <text:list-item>
          <text:p text:style-name="P67">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3">Realized with:</text:p>
          </table:table-cell>
          <table:table-cell table:style-name="Tabelle23.B1" office:value-type="string">
            <text:p text:style-name="P23">Operatingsystems</text:p>
          </table:table-cell>
          <table:table-cell table:style-name="Tabelle23.C1" office:value-type="string">
            <text:p text:style-name="P23">Windows XP</text:p>
          </table:table-cell>
        </table:table-row>
        <table:table-row table:style-name="Tabelle23.1">
          <table:table-cell table:style-name="Tabelle23.A2" office:value-type="string">
            <text:p text:style-name="P28"/>
          </table:table-cell>
          <table:table-cell table:style-name="Tabelle23.B2" office:value-type="string">
            <text:p text:style-name="P23">Developmenttools</text:p>
            <text:p text:style-name="P22">Tools</text:p>
          </table:table-cell>
          <table:table-cell table:style-name="Tabelle23.C2" office:value-type="string">
            <text:p text:style-name="P26">JNI, COM, Visual C++ 6.0, Eclipse 3.0, JBoss, Centro and JACOB JNI Tool</text:p>
          </table:table-cell>
        </table:table-row>
      </table:table>
      <text:h text:style-name="P55" text:outline-level="2">Consulting, Trainings and Courses.</text:h>
      <text:p text:style-name="P2">Branch: All areas</text:p>
      <text:p text:style-name="P2">References<text:tab/>here are the biggest componies:</text:p>
      <text:p text:style-name="P44">Co. SUN Micosystems in Munich. Contact person Mr. Hettmannsberger.</text:p>
      <text:p text:style-name="P50"><text:span text:style-name="Absatz-Standardschriftart"><text:span text:style-name="T12">Co. Soluzione in </text:span></text:span><text:span text:style-name="Absatz-Standardschriftart"><text:span text:style-name="T3">Munich. Contact person Mr. Roda.</text:span></text:span></text:p>
      <text:p text:style-name="P46">Co. Hilf in Oberhaching/ Munich. Contact person Mr. Hilf.</text:p>
      <text:p text:style-name="P50"><text:span text:style-name="Absatz-Standardschriftart"><text:span text:style-name="T11">Co. New Horizon in Hamburg. </text:span></text:span><text:span text:style-name="Absatz-Standardschriftart"><text:span text:style-name="T3">Contact person Mrs. Schmitt.</text:span></text:span></text:p>
      <text:p text:style-name="P48">Co. Bosch in Lohr and Hildesheim.</text:p>
      <text:p text:style-name="P48">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200539686753050" text:continue-numbering="true" text:style-name="WW8Num2">
        <text:list-item>
          <text:p text:style-name="P67">J2EE</text:p>
        </text:list-item>
        <text:list-item>
          <text:p text:style-name="P71">Workshops for the whole Java certification program.</text:p>
        </text:list-item>
      </text:list>
      <text:list xml:id="list33309091" text:style-name="WW8Num3">
        <text:list-item>
          <text:p text:style-name="P73">Java Workshop.</text:p>
        </text:list-item>
        <text:list-item>
          <text:p text:style-name="P73">Webapplications and E-Commerce architectures.</text:p>
        </text:list-item>
        <text:list-item>
          <text:p text:style-name="P73">EJB, JSP and Servlets.</text:p>
        </text:list-item>
        <text:list-item>
          <text:p text:style-name="P69">C#.</text:p>
        </text:list-item>
        <text:list-item>
          <text:p text:style-name="P69">UML analysis and design.</text:p>
        </text:list-item>
        <text:list-item>
          <text:p text:style-name="P69">XML and XSLT.</text:p>
        </text:list-item>
      </text:list>
      <text:list xml:id="list33300438" text:style-name="WW8Num2">
        <text:list-item>
          <text:p text:style-name="P67">Microsoft MCSD courses.</text:p>
        </text:list-item>
      </text:list>
      <text:list xml:id="list33286459" text:style-name="WW8Num3">
        <text:list-item>
          <text:p text:style-name="P73">ASP and .NET.</text:p>
        </text:list-item>
      </text:list>
      <text:list xml:id="list33301700" text:style-name="WW8Num2">
        <text:list-item>
          <text:p text:style-name="P67">ANSI C and C++.</text:p>
        </text:list-item>
        <text:list-item>
          <text:p text:style-name="P67">Using modern presentationtools.</text:p>
        </text:list-item>
        <text:list-item>
          <text:p text:style-name="P67">Developing of course scripts.</text:p>
        </text:list-item>
        <text:list-item>
          <text:p text:style-name="P67">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3">Realized with:</text:p>
          </table:table-cell>
          <table:table-cell table:style-name="Tabelle25.B1" office:value-type="string">
            <text:p text:style-name="P23">Operatingsystems</text:p>
          </table:table-cell>
          <table:table-cell table:style-name="Tabelle25.C1" office:value-type="string">
            <text:p text:style-name="P23">Windows, UNIX</text:p>
          </table:table-cell>
        </table:table-row>
        <table:table-row table:style-name="Tabelle25.1">
          <table:table-cell table:style-name="Tabelle25.A2" office:value-type="string">
            <text:p text:style-name="P28"/>
          </table:table-cell>
          <table:table-cell table:style-name="Tabelle25.B2" office:value-type="string">
            <text:p text:style-name="P23">Developmenttools</text:p>
            <text:p text:style-name="P22">Tools</text:p>
          </table:table-cell>
          <table:table-cell table:style-name="Tabelle25.C2" office:value-type="string">
            <text:p text:style-name="P26">Visual Studio 6.0, Eclipse, NetBeans, JBuilder, Rational XDE and Rose 7.5, Together Controll Center6, .NET, SQL Server, XMLSpy, SUN ONE, BEA, JBOSS</text:p>
          </table:table-cell>
        </table:table-row>
      </table:table>
      <text:h text:style-name="P55"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200539532273124" text:continue-numbering="true" text:style-name="WW8Num2">
        <text:list-item>
          <text:p text:style-name="P71">Analysis and design with UML and Rational Rose.</text:p>
        </text:list-item>
        <text:list-item>
          <text:p text:style-name="P71">Refactoring, Reengeneeing of UML Modells, realised with Java and C++.</text:p>
        </text:list-item>
        <text:list-item>
          <text:p text:style-name="P71">Generic modelling with RUP. Generation of artifacts.</text:p>
        </text:list-item>
        <text:list-item>
          <text:p text:style-name="P71">JavaBeans and serverside Enterprise JavaBeans development.</text:p>
        </text:list-item>
        <text:list-item>
          <text:p text:style-name="P71">XML documents with Schema spezification.</text:p>
        </text:list-item>
        <text:list-item>
          <text:p text:style-name="P71">JSP pages and Java Servlets development.</text:p>
        </text:list-item>
        <text:list-item>
          <text:p text:style-name="P71">Java Script programing for all browsers.</text:p>
        </text:list-item>
        <text:list-item>
          <text:p text:style-name="P67">Webapplications and Webcomponents.</text:p>
        </text:list-item>
        <text:list-item>
          <text:p text:style-name="P71">JSP Engine configuration and support.</text:p>
        </text:list-item>
        <text:list-item>
          <text:p text:style-name="P71">C++ Framework development with STL.</text:p>
        </text:list-item>
        <text:list-item>
          <text:p text:style-name="P71">JNI API for destributet objects in C++.</text:p>
        </text:list-item>
        <text:list-item>
          <text:p text:style-name="P71">Crypt with Legacy Systems from RSA and PKI.</text:p>
        </text:list-item>
        <text:list-item>
          <text:p text:style-name="P71">Webserver IPlanet and IIS configuration and administration.</text:p>
        </text:list-item>
        <text:list-item>
          <text:p text:style-name="P67">Complex SQL-Queries.</text:p>
        </text:list-item>
        <text:list-item>
          <text:p text:style-name="P71">SWIFT SIPN and InterActBrowse connection.</text:p>
        </text:list-item>
        <text:list-item>
          <text:p text:style-name="P71">SWIFT Webstation support and configuration.</text:p>
        </text:list-item>
        <text:list-item>
          <text:p text:style-name="P67">Performant PL/SQL-prozedures.</text:p>
        </text:list-item>
        <text:list-item>
          <text:p text:style-name="P67">Administration of ORACLE database.</text:p>
        </text:list-item>
        <text:list-item>
          <text:p text:style-name="P71">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3">Realized with:</text:p>
          </table:table-cell>
          <table:table-cell table:style-name="Tabelle27.B1" office:value-type="string">
            <text:p text:style-name="P23">Operatingsystems</text:p>
          </table:table-cell>
          <table:table-cell table:style-name="Tabelle27.C1" office:value-type="string">
            <text:p text:style-name="P26">Windows NT 4.0, IIS WebServer</text:p>
          </table:table-cell>
        </table:table-row>
        <table:table-row table:style-name="Tabelle27.1">
          <table:table-cell table:style-name="Tabelle27.A2" office:value-type="string">
            <text:p text:style-name="P28"/>
          </table:table-cell>
          <table:table-cell table:style-name="Tabelle27.B2" office:value-type="string">
            <text:p text:style-name="P23">Developmenttools</text:p>
          </table:table-cell>
          <table:table-cell table:style-name="Tabelle27.C2" office:value-type="string">
            <text:p text:style-name="P23">Visual C++ 6.0, JBuilder 3.5</text:p>
          </table:table-cell>
        </table:table-row>
        <text:soft-page-break/>
        <table:table-row table:style-name="Tabelle27.1">
          <table:table-cell table:style-name="Tabelle27.A2" office:value-type="string">
            <text:p text:style-name="P28"/>
          </table:table-cell>
          <table:table-cell table:style-name="Tabelle27.B2" office:value-type="string">
            <text:p text:style-name="P23">JSP Engines</text:p>
          </table:table-cell>
          <table:table-cell table:style-name="Tabelle27.C2" office:value-type="string">
            <text:p text:style-name="P23">Apache TomCat, Allaire JRun 3.1</text:p>
          </table:table-cell>
        </table:table-row>
        <table:table-row table:style-name="Tabelle27.1">
          <table:table-cell table:style-name="Tabelle27.A2" office:value-type="string">
            <text:p text:style-name="P28"/>
          </table:table-cell>
          <table:table-cell table:style-name="Tabelle27.B2" office:value-type="string">
            <text:p text:style-name="P23">Databases</text:p>
          </table:table-cell>
          <table:table-cell table:style-name="Tabelle27.C2" office:value-type="string">
            <text:p text:style-name="P23">ORACLE 8.x, DB2</text:p>
          </table:table-cell>
        </table:table-row>
        <table:table-row table:style-name="Tabelle27.1">
          <table:table-cell table:style-name="Tabelle27.A2" office:value-type="string">
            <text:p text:style-name="P28"/>
          </table:table-cell>
          <table:table-cell table:style-name="Tabelle27.B2" office:value-type="string">
            <text:p text:style-name="P23">Emulations, Tools</text:p>
          </table:table-cell>
          <table:table-cell table:style-name="Tabelle27.C2" office:value-type="string">
            <text:p text:style-name="P24">Rational Rose 7.5, Telnet, FTP, SQL-ODBC-Viewer, SWIFT Webstation</text:p>
          </table:table-cell>
        </table:table-row>
        <table:table-row table:style-name="Tabelle27.1">
          <table:table-cell table:style-name="Tabelle27.A6" office:value-type="string">
            <text:p text:style-name="P29"/>
          </table:table-cell>
          <table:table-cell table:style-name="Tabelle27.B6" office:value-type="string">
            <text:p text:style-name="P23">Interfaces</text:p>
          </table:table-cell>
          <table:table-cell table:style-name="Tabelle27.C6" office:value-type="string">
            <text:p text:style-name="P23">JNI, XML, SWIFT-SIPN</text:p>
          </table:table-cell>
        </table:table-row>
      </table:table>
      <text:h text:style-name="P55"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200539959501831" text:continue-numbering="true" text:style-name="WW8Num2">
        <text:list-item>
          <text:p text:style-name="P67">Administration of stock transactions.</text:p>
        </text:list-item>
        <text:list-item>
          <text:p text:style-name="P67">Developing of ORACLE databaseprocedures.</text:p>
        </text:list-item>
        <text:list-item>
          <text:p text:style-name="P67">Coordination of projects.</text:p>
        </text:list-item>
        <text:list-item>
          <text:p text:style-name="P71">Stockorder validation: orderentrance, routing to the stock markets and protocolling in ORACLE databases.</text:p>
        </text:list-item>
        <text:list-item>
          <text:p text:style-name="P71">Developing of automatic flows to store new customers.</text:p>
        </text:list-item>
        <text:list-item>
          <text:p text:style-name="P67">Implementing and coordination of the „Erträgnisaufstellung/Jahressteuerbescheid“.</text:p>
        </text:list-item>
        <text:list-item>
          <text:p text:style-name="P71">Objectoriented interfaceprograming to BossCube and Xetra</text:p>
        </text:list-item>
        <text:list-item>
          <text:p text:style-name="P71">Interfaceprograming between UNIX and AS400.</text:p>
        </text:list-item>
        <text:list-item>
          <text:p text:style-name="P71">Objectoriented progaming of Stockedit GUI’s.</text:p>
        </text:list-item>
        <text:list-item>
          <text:p text:style-name="P67">Complex SQL-Queries.</text:p>
        </text:list-item>
        <text:list-item>
          <text:p text:style-name="P67">Performante PL/SQL-prozedures.</text:p>
        </text:list-item>
        <text:list-item>
          <text:p text:style-name="P71">Support of Windows programs for Broker-Controlling.</text:p>
        </text:list-item>
        <text:list-item>
          <text:p text:style-name="P67">Support of Customerdata.</text:p>
        </text:list-item>
        <text:list-item>
          <text:p text:style-name="P67">Administration of emmisionen.</text:p>
        </text:list-item>
        <text:list-item>
          <text:p text:style-name="P67">Daily Stockbuisness.</text:p>
        </text:list-item>
        <text:list-item>
          <text:p text:style-name="P67">Year 2000 exchange.</text:p>
        </text:list-item>
        <text:list-item>
          <text:p text:style-name="P67">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3">Realized with:</text:p>
          </table:table-cell>
          <table:table-cell table:style-name="Tabelle29.B1" office:value-type="string">
            <text:p text:style-name="P23">Operatingsystems</text:p>
          </table:table-cell>
          <table:table-cell table:style-name="Tabelle29.C1" office:value-type="string">
            <text:p text:style-name="P24">Windows NT 4.0, UNIX Sun Solaris</text:p>
          </table:table-cell>
        </table:table-row>
        <table:table-row table:style-name="Tabelle29.1">
          <table:table-cell table:style-name="Tabelle29.A2" office:value-type="string">
            <text:p text:style-name="P29"/>
          </table:table-cell>
          <table:table-cell table:style-name="Tabelle29.B2" office:value-type="string">
            <text:p text:style-name="P23">Developmenttools</text:p>
          </table:table-cell>
          <table:table-cell table:style-name="Tabelle29.C2" office:value-type="string">
            <text:p text:style-name="P27">Visual C++ 5.0, Centura SQLWindows 1.5</text:p>
          </table:table-cell>
        </table:table-row>
        <table:table-row table:style-name="Tabelle29.1">
          <table:table-cell table:style-name="Tabelle29.A2" office:value-type="string">
            <text:p text:style-name="P28"/>
          </table:table-cell>
          <table:table-cell table:style-name="Tabelle29.B2" office:value-type="string">
            <text:p text:style-name="P23">Databases</text:p>
          </table:table-cell>
          <table:table-cell table:style-name="Tabelle29.C2" office:value-type="string">
            <text:p text:style-name="P23">ORACLE 8.x, 7.x, SQLBase</text:p>
          </table:table-cell>
        </table:table-row>
        <table:table-row table:style-name="Tabelle29.1">
          <table:table-cell table:style-name="Tabelle29.A2" office:value-type="string">
            <text:p text:style-name="P28"/>
          </table:table-cell>
          <table:table-cell table:style-name="Tabelle29.B2" office:value-type="string">
            <text:p text:style-name="P26">Emulations, Tools</text:p>
          </table:table-cell>
          <table:table-cell table:style-name="Tabelle29.C2" office:value-type="string">
            <text:p text:style-name="P26">Hostlink, Unixlink, Telnet, FTP, SQLTalk, SQLPlus.</text:p>
          </table:table-cell>
        </table:table-row>
        <table:table-row table:style-name="Tabelle29.1">
          <table:table-cell table:style-name="Tabelle29.A5" office:value-type="string">
            <text:p text:style-name="P29"/>
          </table:table-cell>
          <table:table-cell table:style-name="Tabelle29.B5" office:value-type="string">
            <text:p text:style-name="P23">Interfaces</text:p>
          </table:table-cell>
          <table:table-cell table:style-name="Tabelle29.C5" office:value-type="string">
            <text:p text:style-name="P23">BossCube, Xetra.</text:p>
          </table:table-cell>
        </table:table-row>
      </table:table>
      <text:h text:style-name="P55"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200540042258784" text:continue-numbering="true" text:style-name="WW8Num2">
        <text:list-item>
          <text:p text:style-name="P71">Internet Applet and Server for a Bausparkasse.</text:p>
        </text:list-item>
        <text:list-item>
          <text:p text:style-name="P71">Client/Server application for usage within WWW.</text:p>
        </text:list-item>
        <text:list-item>
          <text:p text:style-name="P59"><text:span text:style-name="Absatz-Standardschriftart"><text:span text:style-name="T3">Customerown objectoriented classlibrary</text:span></text:span><text:span text:style-name="Absatz-Standardschriftart"><text:span text:style-name="T21"> (ROI -&gt; CORBA-subamount)</text:span></text:span><text:span text:style-name="Absatz-Standardschriftart"><text:span text:style-name="T3">.</text:span></text:span></text:p>
        </text:list-item>
        <text:list-item>
          <text:p text:style-name="P67">Middleware and IDL programing</text:p>
        </text:list-item>
        <text:list-item>
          <text:p text:style-name="P71">Tests with all Internet-browsers, versions and plattforms.</text:p>
        </text:list-item>
        <text:list-item>
          <text:p text:style-name="P67">Bauspar-calculatingcore and surfaces</text:p>
        </text:list-item>
        <text:list-item>
          <text:p text:style-name="P67">Teamprograming (Sourceadmin).</text:p>
        </text:list-item>
        <text:list-item>
          <text:p text:style-name="P71">Databaseadmin, access to ISAM databases.</text:p>
        </text:list-item>
        <text:list-item>
          <text:p text:style-name="P71">Develpoing of objectoriented GUI user interfaces.</text:p>
        </text:list-item>
        <text:list-item>
          <text:p text:style-name="P71">Printing over DDE interface (Reportdesigner).</text:p>
        </text:list-item>
        <text:list-item>
          <text:p text:style-name="P67"><text:soft-page-break/>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3">Realized with:</text:p>
          </table:table-cell>
          <table:table-cell table:style-name="Tabelle31.B1" office:value-type="string">
            <text:p text:style-name="P23">Operationsystems</text:p>
          </table:table-cell>
          <table:table-cell table:style-name="Tabelle31.C1" office:value-type="string">
            <text:p text:style-name="P23">Windows NT 4.0</text:p>
          </table:table-cell>
        </table:table-row>
        <table:table-row table:style-name="Tabelle31.1">
          <table:table-cell table:style-name="Tabelle31.A2" office:value-type="string">
            <text:p text:style-name="P28"/>
          </table:table-cell>
          <table:table-cell table:style-name="Tabelle31.B2" office:value-type="string">
            <text:p text:style-name="P23">Development tools</text:p>
          </table:table-cell>
          <table:table-cell table:style-name="Tabelle31.C2" office:value-type="string">
            <text:p text:style-name="P23">Java 1.1 and Visual C++ <text:s/>5.0</text:p>
          </table:table-cell>
        </table:table-row>
        <table:table-row table:style-name="Tabelle31.1">
          <table:table-cell table:style-name="Tabelle31.A2" office:value-type="string">
            <text:p text:style-name="P28"/>
          </table:table-cell>
          <table:table-cell table:style-name="Tabelle31.B2" office:value-type="string">
            <text:p text:style-name="P23">Databases</text:p>
          </table:table-cell>
          <table:table-cell table:style-name="Tabelle31.C2" office:value-type="string">
            <text:p text:style-name="P24">ISAM Database</text:p>
          </table:table-cell>
        </table:table-row>
        <table:table-row table:style-name="Tabelle31.1">
          <table:table-cell table:style-name="Tabelle31.A4" office:value-type="string">
            <text:p text:style-name="P28"/>
          </table:table-cell>
          <table:table-cell table:style-name="Tabelle31.B4" office:value-type="string">
            <text:p text:style-name="P24">Tools, Libraries</text:p>
          </table:table-cell>
          <table:table-cell table:style-name="Tabelle31.C4" office:value-type="string">
            <text:p text:style-name="P15"><text:span text:style-name="Absatz-Standardschriftart"><text:span text:style-name="T21">ROI, Middelware, Customerown </text:span></text:span><text:span text:style-name="Absatz-Standardschriftart"><text:span text:style-name="T3">objectoriented </text:span></text:span><text:span text:style-name="Absatz-Standardschriftart"><text:span text:style-name="T21">Classlibrary, Internet</text:span></text:span></text:p>
          </table:table-cell>
        </table:table-row>
      </table:table>
      <text:h text:style-name="P55"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200538608313661" text:continue-numbering="true" text:style-name="WW8Num2">
        <text:list-item>
          <text:p text:style-name="P67">Spezification of the Softwarefeatures.</text:p>
        </text:list-item>
        <text:list-item>
          <text:p text:style-name="P71">Support and admintools for Access database.</text:p>
        </text:list-item>
        <text:list-item>
          <text:p text:style-name="P71">Developing of GUI user Interfaces.</text:p>
        </text:list-item>
        <text:list-item>
          <text:p text:style-name="P71">Database administration over ODBC and RDO.</text:p>
        </text:list-item>
        <text:list-item>
          <text:p text:style-name="P71">MS DAO interface with JetEngine.</text:p>
        </text:list-item>
        <text:list-item>
          <text:p text:style-name="P67">SQL query language.</text:p>
        </text:list-item>
        <text:list-item>
          <text:p text:style-name="P67">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3">Realized with:</text:p>
          </table:table-cell>
          <table:table-cell table:style-name="Tabelle33.B1" office:value-type="string">
            <text:p text:style-name="P23">Operatingsystems</text:p>
          </table:table-cell>
          <table:table-cell table:style-name="Tabelle33.C1" office:value-type="string">
            <text:p text:style-name="P23">Windows NT 4.0</text:p>
          </table:table-cell>
        </table:table-row>
        <table:table-row table:style-name="Tabelle33.1">
          <table:table-cell table:style-name="Tabelle33.A2" office:value-type="string">
            <text:p text:style-name="P28"/>
          </table:table-cell>
          <table:table-cell table:style-name="Tabelle33.B2" office:value-type="string">
            <text:p text:style-name="P23">Developmenttools</text:p>
          </table:table-cell>
          <table:table-cell table:style-name="Tabelle33.C2" office:value-type="string">
            <text:p text:style-name="P26">Visual Basic 5.0</text:p>
          </table:table-cell>
        </table:table-row>
        <table:table-row table:style-name="Tabelle33.1">
          <table:table-cell table:style-name="Tabelle33.A2" office:value-type="string">
            <text:p text:style-name="P28"/>
          </table:table-cell>
          <table:table-cell table:style-name="Tabelle33.B2" office:value-type="string">
            <text:p text:style-name="P26">Databases</text:p>
          </table:table-cell>
          <table:table-cell table:style-name="Tabelle33.C2" office:value-type="string">
            <text:p text:style-name="P26">Access 7.0</text:p>
          </table:table-cell>
        </table:table-row>
        <table:table-row table:style-name="Tabelle33.1">
          <table:table-cell table:style-name="Tabelle33.A4" office:value-type="string">
            <text:p text:style-name="P28"/>
          </table:table-cell>
          <table:table-cell table:style-name="Tabelle33.B4" office:value-type="string">
            <text:p text:style-name="P26">Tools, Libraries</text:p>
          </table:table-cell>
          <table:table-cell table:style-name="Tabelle33.C4" office:value-type="string">
            <text:p text:style-name="P23">MS-JetEngine, DAO, RDO, ODBC, InstallShield, MSDN</text:p>
          </table:table-cell>
        </table:table-row>
      </table:table>
      <text:h text:style-name="P56" text:outline-level="2">Installation of Network.</text:h>
      <text:p text:style-name="P6">Branch:<text:tab/>Advertising</text:p>
      <text:p text:style-name="P20"><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200540121344223" text:continue-numbering="true" text:style-name="WW8Num2">
        <text:list-item>
          <text:p text:style-name="P71">Planning and installation of a Windows Network (5 PC’s).</text:p>
        </text:list-item>
        <text:list-item>
          <text:p text:style-name="P71">Connection protocol NetBUI and Ethernet 10 MBit.</text:p>
        </text:list-item>
        <text:list-item>
          <text:p text:style-name="P67">Using a Networkhub.</text:p>
        </text:list-item>
        <text:list-item>
          <text:p text:style-name="P67">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3">Realized with:</text:p>
          </table:table-cell>
          <table:table-cell table:style-name="Tabelle35.B1" office:value-type="string">
            <text:p text:style-name="P23">Operationsystems</text:p>
          </table:table-cell>
          <table:table-cell table:style-name="Tabelle35.C1" office:value-type="string">
            <text:p text:style-name="P26">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3">Technique</text:p>
          </table:table-cell>
          <table:table-cell table:style-name="Tabelle35.C2" office:value-type="string">
            <text:p text:style-name="P9">RJ 45 twisted pair wires.</text:p>
          </table:table-cell>
        </table:table-row>
      </table:table>
      <text:h text:style-name="P55" text:outline-level="2">Programing of customer spezific softwaresolutions.</text:h>
      <text:p text:style-name="P2">Branch:<text:tab/>Lasertechnique</text:p>
      <text:p text:style-name="P20"><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200538852395525" text:continue-numbering="true" text:style-name="WW8Num2">
        <text:list-item>
          <text:p text:style-name="P67">Spezifications of the Softwarefeatures.</text:p>
        </text:list-item>
        <text:list-item>
          <text:p text:style-name="P67">Customervisits and discussions.</text:p>
        </text:list-item>
        <text:list-item>
          <text:p text:style-name="P67">Developing of GUI Interfaces.</text:p>
        </text:list-item>
        <text:list-item>
          <text:p text:style-name="P71">Reading of techniqual values from datbases.</text:p>
        </text:list-item>
        <text:list-item>
          <text:p text:style-name="P67">Serial communication.</text:p>
        </text:list-item>
        <text:list-item>
          <text:p text:style-name="P71">SPS connection of mashines in processstreets.</text:p>
        </text:list-item>
        <text:list-item>
          <text:p text:style-name="P71">Connecting of several production pc’s with NT 4.0 Server.</text:p>
        </text:list-item>
        <text:list-item>
          <text:p text:style-name="P71">Connection to Windows NT pc’s to an UNIX-mainframe over FTP protocol.</text:p>
        </text:list-item>
        <text:list-item>
          <text:p text:style-name="P67">Administration of Windows NT.</text:p>
        </text:list-item>
        <text:list-item>
          <text:p text:style-name="P67">Documentations.</text:p>
        </text:list-item>
        <text:list-item>
          <text:p text:style-name="P67">Installations.</text:p>
        </text:list-item>
        <text:list-item>
          <text:p text:style-name="P67">Service travels.</text:p>
        </text:list-item>
      </text:list>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23">Realized with:</text:p>
          </table:table-cell>
          <table:table-cell table:style-name="Tabelle37.B1" office:value-type="string">
            <text:p text:style-name="P23">Operatingsystems</text:p>
          </table:table-cell>
          <table:table-cell table:style-name="Tabelle37.C1" office:value-type="string">
            <text:p text:style-name="P24">Windows NT 4.0, Windows 95, Windows 3.x</text:p>
          </table:table-cell>
        </table:table-row>
        <table:table-row table:style-name="Tabelle37.1">
          <table:table-cell table:style-name="Tabelle37.A2" office:value-type="string">
            <text:p text:style-name="P29"/>
          </table:table-cell>
          <table:table-cell table:style-name="Tabelle37.B2" office:value-type="string">
            <text:p text:style-name="P23">Developmenttools</text:p>
          </table:table-cell>
          <table:table-cell table:style-name="Tabelle37.C2" office:value-type="string">
            <text:p text:style-name="P26">Visual Basic 5.0, C, Visual C++</text:p>
          </table:table-cell>
        </table:table-row>
        <table:table-row table:style-name="Tabelle37.1">
          <table:table-cell table:style-name="Tabelle37.A2" office:value-type="string">
            <text:p text:style-name="P29"/>
          </table:table-cell>
          <table:table-cell table:style-name="Tabelle37.B2" office:value-type="string">
            <text:p text:style-name="P26">Databases</text:p>
          </table:table-cell>
          <table:table-cell table:style-name="Tabelle37.C2" office:value-type="string">
            <text:p text:style-name="P26">Access 7.0, FoxPro</text:p>
          </table:table-cell>
        </table:table-row>
        <table:table-row table:style-name="Tabelle37.1">
          <table:table-cell table:style-name="Tabelle37.A4" office:value-type="string">
            <text:p text:style-name="P28"/>
          </table:table-cell>
          <table:table-cell table:style-name="Tabelle37.B4" office:value-type="string">
            <text:p text:style-name="P26">Tools, Libraries</text:p>
          </table:table-cell>
          <table:table-cell table:style-name="Tabelle37.C4" office:value-type="string">
            <text:p text:style-name="P26">MS-JetEngine, DAO, RDO, ODBC, Custom Controls ActiveX from Crescent, OnNet FTP, InstallShield, MFC, MSDN</text:p>
          </table:table-cell>
        </table:table-row>
      </table:table>
      <text:h text:style-name="P55" text:outline-level="2">Developing of a Windows application to measure the pollution of Cars.</text:h>
      <text:p text:style-name="P14">Branch:<text:tab/>Automobil</text:p>
      <text:p text:style-name="P20"><text:span text:style-name="Absatz-Standardschriftart"><text:span text:style-name="T3">References</text:span></text:span><text:span text:style-name="Absatz-Standardschriftart"><text:span text:style-name="T12">:<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200539653893875" text:continue-numbering="true" text:style-name="WW8Num2">
        <text:list-item>
          <text:p text:style-name="P71">Working in a Softwareteam (5 people).</text:p>
        </text:list-item>
        <text:list-item>
          <text:p text:style-name="P67">Using MS SourceSave.</text:p>
        </text:list-item>
        <text:list-item>
          <text:p text:style-name="P71">Extensiv use of Windows API.</text:p>
        </text:list-item>
        <text:list-item>
          <text:p text:style-name="P71">Design and development of GUI dialogs.</text:p>
        </text:list-item>
        <text:list-item>
          <text:p text:style-name="P71">Serial communication to the measure devise.</text:p>
        </text:list-item>
        <text:list-item>
          <text:p text:style-name="P71">Print of Data on the printer.</text:p>
        </text:list-item>
        <text:list-item>
          <text:p text:style-name="P67">Protocolling into the database.</text:p>
        </text:list-item>
        <text:list-item>
          <text:p text:style-name="P67">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3">Realized with:</text:p>
          </table:table-cell>
          <table:table-cell table:style-name="Tabelle39.B1" office:value-type="string">
            <text:p text:style-name="P23">Operatingsystems</text:p>
          </table:table-cell>
          <table:table-cell table:style-name="Tabelle39.C1" office:value-type="string">
            <text:p text:style-name="P23">Windows 3.11</text:p>
          </table:table-cell>
        </table:table-row>
        <table:table-row table:style-name="Tabelle39.1">
          <table:table-cell table:style-name="Tabelle39.A2" office:value-type="string">
            <text:p text:style-name="P28"/>
          </table:table-cell>
          <table:table-cell table:style-name="Tabelle39.B2" office:value-type="string">
            <text:p text:style-name="P23">Developmenttools</text:p>
          </table:table-cell>
          <table:table-cell table:style-name="Tabelle39.C2" office:value-type="string">
            <text:p text:style-name="P23">Borland C/C++</text:p>
          </table:table-cell>
        </table:table-row>
        <table:table-row table:style-name="Tabelle39.1">
          <table:table-cell table:style-name="Tabelle39.A2" office:value-type="string">
            <text:p text:style-name="P28"/>
          </table:table-cell>
          <table:table-cell table:style-name="Tabelle39.B2" office:value-type="string">
            <text:p text:style-name="P26">Databases</text:p>
          </table:table-cell>
          <table:table-cell table:style-name="Tabelle39.C2" office:value-type="string">
            <text:p text:style-name="P26">Access 2.0</text:p>
          </table:table-cell>
        </table:table-row>
        <table:table-row table:style-name="Tabelle39.1">
          <table:table-cell table:style-name="Tabelle39.A4" office:value-type="string">
            <text:p text:style-name="P28"/>
          </table:table-cell>
          <table:table-cell table:style-name="Tabelle39.B4" office:value-type="string">
            <text:p text:style-name="P26">Tools, Libraries</text:p>
          </table:table-cell>
          <table:table-cell table:style-name="Tabelle39.C4" office:value-type="string">
            <text:p text:style-name="P26">SourceSave, Installshield, Windows API</text:p>
          </table:table-cell>
        </table:table-row>
      </table:table>
      <text:h text:style-name="P55"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200540128518666" text:continue-numbering="true" text:style-name="WW8Num2">
        <text:list-item>
          <text:p text:style-name="P71">Analysis of the problem in cooperation with the users.</text:p>
        </text:list-item>
        <text:list-item>
          <text:p text:style-name="P67">Documentation of the features.</text:p>
        </text:list-item>
        <text:list-item>
          <text:p text:style-name="P71">Design and development of GUI-Modules.</text:p>
        </text:list-item>
        <text:list-item>
          <text:p text:style-name="P67">Using an objectoriented database</text:p>
        </text:list-item>
        <text:list-item>
          <text:p text:style-name="P71">Developing a Client/Server application.</text:p>
        </text:list-item>
        <text:list-item>
          <text:p text:style-name="P71">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3">Realized with:</text:p>
          </table:table-cell>
          <table:table-cell table:style-name="Tabelle41.B1" office:value-type="string">
            <text:p text:style-name="P23">Operatingsystems</text:p>
          </table:table-cell>
          <table:table-cell table:style-name="Tabelle41.C1" office:value-type="string">
            <text:p text:style-name="P23">UNIX Solaris</text:p>
          </table:table-cell>
        </table:table-row>
        <table:table-row table:style-name="Tabelle41.1">
          <table:table-cell table:style-name="Tabelle41.A2" office:value-type="string">
            <text:p text:style-name="P28"/>
          </table:table-cell>
          <table:table-cell table:style-name="Tabelle41.B2" office:value-type="string">
            <text:p text:style-name="P23">Developmenttools</text:p>
          </table:table-cell>
          <table:table-cell table:style-name="Tabelle41.C2" office:value-type="string">
            <text:p text:style-name="P23">vi Editor</text:p>
          </table:table-cell>
        </table:table-row>
        <table:table-row table:style-name="Tabelle41.1">
          <table:table-cell table:style-name="Tabelle41.A2" office:value-type="string">
            <text:p text:style-name="P28"/>
          </table:table-cell>
          <table:table-cell table:style-name="Tabelle41.B2" office:value-type="string">
            <text:p text:style-name="P23">Databases</text:p>
          </table:table-cell>
          <table:table-cell table:style-name="Tabelle41.C2" office:value-type="string">
            <text:p text:style-name="P23">Spectrum</text:p>
          </table:table-cell>
        </table:table-row>
        <table:table-row table:style-name="Tabelle41.1">
          <table:table-cell table:style-name="Tabelle41.A4" office:value-type="string">
            <text:p text:style-name="P28"/>
          </table:table-cell>
          <table:table-cell table:style-name="Tabelle41.B4" office:value-type="string">
            <text:p text:style-name="P23">Tools, Libraries</text:p>
          </table:table-cell>
          <table:table-cell table:style-name="Tabelle41.C4" office:value-type="string">
            <text:p text:style-name="P23">C++, OS Motif</text:p>
          </table:table-cell>
        </table:table-row>
      </table:table>
      <text:h text:style-name="P55"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200539184597831" text:continue-numbering="true" text:style-name="WW8Num2">
        <text:list-item>
          <text:p text:style-name="P71">Developing of menue user interfaces in “C".</text:p>
        </text:list-item>
        <text:list-item>
          <text:p text:style-name="P67">Interface-convertierung in sveral formats (HPGL).</text:p>
        </text:list-item>
        <text:list-item>
          <text:p text:style-name="P71">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3">Realized with:</text:p>
          </table:table-cell>
          <table:table-cell table:style-name="Tabelle43.B1" office:value-type="string">
            <text:p text:style-name="P23">Operatingsystems</text:p>
          </table:table-cell>
          <table:table-cell table:style-name="Tabelle43.C1" office:value-type="string">
            <text:p text:style-name="P23">Windows 3.1</text:p>
          </table:table-cell>
        </table:table-row>
        <table:table-row table:style-name="Tabelle43.1">
          <table:table-cell table:style-name="Tabelle43.A2" office:value-type="string">
            <text:p text:style-name="P28"/>
          </table:table-cell>
          <table:table-cell table:style-name="Tabelle43.B2" office:value-type="string">
            <text:p text:style-name="P23">Developmenttools</text:p>
          </table:table-cell>
          <table:table-cell table:style-name="Tabelle43.C2" office:value-type="string">
            <text:p text:style-name="P2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Normal1" style:family="paragraph" style:parent-style-name="Standard">
      <style:paragraph-properties fo:hyphenation-ladder-count="no-limit"/>
      <style:text-properties fo:hyphenate="false"/>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Projects - Dipl.-Ing. Markus Hopf, System- and Enterprise Consulting</dc:title>
    <meta:initial-creator>Hopf</meta:initial-creator>
    <meta:creation-date>2008-09-08T12:01:00Z</meta:creation-date>
    <dc:date>2017-04-13T20:05:38.279000000</dc:date>
    <meta:editing-cycles>32</meta:editing-cycles>
    <meta:editing-duration>PT16M47S</meta:editing-duration>
    <meta:document-statistic meta:table-count="45" meta:image-count="1" meta:object-count="0" meta:page-count="19" meta:paragraph-count="872" meta:word-count="4673" meta:character-count="31512" meta:non-whitespace-character-count="27975"/>
    <meta:template xlink:type="simple" xlink:actuate="onRequest" xlink:title="" xlink:href="Normal.dotm"/>
  </office:meta>
</office:document-meta>
</file>